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0.537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14cm"/>
    </style:style>
    <style:style style:name="co4" style:family="table-column">
      <style:table-column-properties fo:break-before="auto" style:column-width="4.156cm"/>
    </style:style>
    <style:style style:name="co5" style:family="table-column">
      <style:table-column-properties fo:break-before="auto" style:column-width="5.847cm"/>
    </style:style>
    <style:style style:name="co6" style:family="table-column">
      <style:table-column-properties fo:break-before="auto" style:column-width="4.411cm"/>
    </style:style>
    <style:style style:name="co7" style:family="table-column">
      <style:table-column-properties fo:break-before="auto" style:column-width="5.528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55cm" fo:break-before="auto" style:use-optimal-row-height="false"/>
    </style:style>
    <style:style style:name="ro5" style:family="table-row">
      <style:table-row-properties style:row-height="0.709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1.027cm" fo:break-before="auto" style:use-optimal-row-height="false"/>
    </style:style>
    <style:style style:name="ro8" style:family="table-row">
      <style:table-row-properties style:row-height="0.968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0.691cm" fo:break-before="auto" style:use-optimal-row-height="false"/>
    </style:style>
    <style:style style:name="ro11" style:family="table-row">
      <style:table-row-properties style:row-height="0.748cm" fo:break-before="auto" style:use-optimal-row-height="false"/>
    </style:style>
    <style:style style:name="ro12" style:family="table-row">
      <style:table-row-properties style:row-height="1.025cm" fo:break-before="auto" style:use-optimal-row-height="false"/>
    </style:style>
    <style:style style:name="ro13" style:family="table-row">
      <style:table-row-properties style:row-height="1.55cm" fo:break-before="auto" style:use-optimal-row-height="false"/>
    </style:style>
    <style:style style:name="ro14" style:family="table-row">
      <style:table-row-properties style:row-height="1.274cm" fo:break-before="auto" style:use-optimal-row-height="false"/>
    </style:style>
    <style:style style:name="ro15" style:family="table-row">
      <style:table-row-properties style:row-height="0.885cm" fo:break-before="auto" style:use-optimal-row-height="true"/>
    </style:style>
    <style:style style:name="ro16" style:family="table-row">
      <style:table-row-properties style:row-height="1.633cm" fo:break-before="auto" style:use-optimal-row-height="false"/>
    </style:style>
    <style:style style:name="ro17" style:family="table-row">
      <style:table-row-properties style:row-height="0.831cm" fo:break-before="auto" style:use-optimal-row-height="false"/>
    </style:style>
    <style:style style:name="ro18" style:family="table-row">
      <style:table-row-properties style:row-height="1.496cm" fo:break-before="auto" style:use-optimal-row-height="false"/>
    </style:style>
    <style:style style:name="ro19" style:family="table-row">
      <style:table-row-properties style:row-height="1.356cm" fo:break-before="auto" style:use-optimal-row-height="false"/>
    </style:style>
    <style:style style:name="ro20" style:family="table-row">
      <style:table-row-properties style:row-height="0.99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use-window-font-color="true" style:text-outline="false" style:text-line-through-style="none" style:text-line-through-type="none" style:font-name="Times New Roman" fo:font-size="11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1pt" style:language-asian="zh" style:country-asian="CN" style:font-style-asian="normal" style:font-weight-asian="bold" style:font-name-complex="Arial1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top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4" style:family="table-cell" style:parent-style-name="Default">
      <style:table-cell-properties fo:wrap-option="wrap" fo:border="0.74pt solid #000000" style:vertical-align="top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 fo:border="0.74pt solid #000000"/>
      <style:text-properties fo:color="#000000" style:font-name="Times New Roman" fo:font-size="12pt" style:font-size-asian="12pt" style:font-size-complex="12pt"/>
    </style:style>
    <style:style style:name="ce17" style:family="table-cell" style:parent-style-name="Default">
      <style:table-cell-properties fo:wrap-option="wrap" fo:border="0.74pt solid #000000" style:vertical-align="top"/>
      <style:text-properties fo:color="#000000" style:font-name="Times New Roman" fo:font-size="12pt" style:font-size-asian="12pt" style:font-size-complex="12pt"/>
    </style:style>
    <style:style style:name="ce1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fo:color="#000000"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style:vertical-align="top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wrap-option="wrap" style:vertical-align="top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name-complex="Arial1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name-complex="Times New Roman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color="#000000" style:text-outline="false" style:text-line-through-style="none" style:text-line-through-type="none" style:font-name="Times New Roman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2pt" style:language-asian="none" style:country-asian="none" style:font-style-asian="normal" style:font-weight-asian="normal" style:font-name-complex="Consolas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ce44" style:family="table-cell" style:parent-style-name="Default">
      <style:table-cell-properties fo:wrap-option="wrap" fo:border="0.74pt solid #000000"/>
      <style:text-properties style:font-name="Times New Roman" fo:font-size="12pt" style:font-size-asian="12pt" style:font-size-complex="12pt"/>
    </style:style>
    <style:style style:name="ce26" style:family="table-cell" style:parent-style-name="Default">
      <style:table-cell-properties style:text-align-source="fix" style:repeat-content="false" fo:wrap-option="no-wrap" fo:border="0.74pt solid #000000" style:vertical-align="middle"/>
      <style:paragraph-properties fo:text-align="center" fo:margin-left="0cm"/>
      <style:text-properties fo:color="#000000" style:font-name="Times New Roman" fo:font-size="12pt" style:font-size-asian="12pt" style:font-size-complex="12pt"/>
    </style:style>
    <style:style style:name="ce46" style:family="table-cell" style:parent-style-name="Default">
      <style:table-cell-properties fo:wrap-option="wrap" fo:border="none"/>
      <style:text-properties fo:color="#000000"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0.74pt solid #000000" style:vertical-align="middle"/>
      <style:paragraph-properties fo:text-align="start" fo:margin-left="0cm"/>
    </style:style>
    <style:style style:name="ce62" style:family="table-cell" style:parent-style-name="Default">
      <style:table-cell-properties fo:border-bottom="none" style:text-align-source="fix" style:repeat-content="false" fo:wrap-option="wrap" fo:border-left="0.74pt solid #000000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57" style:family="table-cell" style:parent-style-name="Default">
      <style:table-cell-properties fo:border-bottom="none" fo:wrap-option="wrap" fo:border-left="0.74pt solid #000000" fo:border-right="none" fo:border-top="none"/>
      <style:text-properties style:font-name="Times New Roman" fo:font-size="11pt" style:font-size-asian="11pt" style:font-size-complex="11pt"/>
    </style:style>
    <style:style style:name="ce6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65" style:family="table-cell" style:parent-style-name="Default">
      <style:table-cell-properties fo:border-bottom="none" fo:border-left="0.74pt solid #000000" fo:border-right="0.74pt solid #000000" fo:border-top="none"/>
    </style:style>
    <style:style style:name="ce6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63" style:family="table-cell" style:parent-style-name="Default">
      <style:table-cell-properties fo:border-bottom="0.74pt solid #000000" fo:wrap-option="wrap" fo:border-left="0.74pt solid #000000" fo:border-right="none" fo:border-top="none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fo:wrap-option="wrap"/>
      <style:text-properties style:font-name="Times New Roman" fo:font-size="11pt" style:font-size-asian="11pt" style:font-size-complex="11pt"/>
    </style:style>
    <style:style style:name="ce69" style:family="table-cell" style:parent-style-name="Default">
      <style:table-cell-properties fo:border-bottom="none" style:text-align-source="fix" style:repeat-content="false" fo:wrap-option="wrap" fo:border-left="none" fo:border-right="0.74pt solid #000000" fo:border-top="0.74pt solid #000000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start" fo:margin-left="0cm"/>
      <style:text-properties style:font-name="Times New Roman" fo:font-size="11pt" style:font-size-asian="11pt" style:font-size-complex="11pt"/>
    </style:style>
    <style:style style:name="ce71" style:family="table-cell" style:parent-style-name="Default">
      <style:table-cell-properties fo:border-bottom="none" fo:wrap-option="wrap" fo:border-left="none" fo:border-right="0.74pt solid #000000" fo:border-top="none"/>
      <style:text-properties style:font-name="Times New Roman" fo:font-size="11pt" style:font-size-asian="11pt" style:font-size-complex="11pt"/>
    </style:style>
    <style:style style:name="ce74" style:family="table-cell" style:parent-style-name="Default">
      <style:table-cell-properties fo:border-bottom="0.74pt solid #000000" fo:wrap-option="wrap" fo:border-left="none" fo:border-right="0.74pt solid #000000" fo:border-top="none"/>
      <style:text-properties style:font-name="Times New Roman" fo:font-size="11pt" style:font-size-asian="11pt" style:font-size-complex="11pt"/>
    </style:style>
    <style:style style:name="ce73" style:family="table-cell" style:parent-style-name="Default">
      <style:table-cell-properties fo:border-bottom="none" fo:wrap-option="wrap" fo:border-left="0.74pt solid #000000" fo:border-right="0.74pt solid #000000" fo:border-top="0.74pt solid #000000" style:vertical-align="middle"/>
      <style:text-properties style:font-name="Times New Roman" fo:font-size="11pt" style:font-size-asian="11pt" style:font-size-complex="11pt"/>
    </style:style>
    <style:style style:name="ce7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ce4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76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font-name="Times New Roman" fo:font-size="11pt" style:font-size-asian="11pt" style:font-size-complex="11pt"/>
    </style:style>
    <style:style style:name="ce29" style:family="table-cell" style:parent-style-name="Default" style:data-style-name="N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84" style:family="table-cell" style:parent-style-name="Default">
      <style:table-cell-properties fo:border-bottom="none" style:text-align-source="value-type" style:repeat-content="false" fo:wrap-option="wrap" fo:border-left="0.74pt solid #000000" fo:border-right="0.74pt solid #000000" fo:border-top="none" style:vertical-align="middle"/>
      <style:paragraph-properties fo:margin-left="0cm"/>
      <style:text-properties style:font-name="Times New Roman" fo:font-size="11pt" style:font-size-asian="11pt" style:font-size-complex="11pt"/>
    </style:style>
    <style:style style:name="ce85" style:family="table-cell" style:parent-style-name="Default">
      <style:table-cell-properties fo:border-bottom="none" fo:wrap-option="wrap" fo:border-left="0.74pt solid #000000" fo:border-right="none" fo:border-top="none" style:vertical-align="middle"/>
      <style:text-properties style:font-name="Times New Roman" fo:font-size="11pt" style:font-size-asian="11pt" style:font-size-complex="11pt"/>
    </style:style>
    <style:style style:name="ce81" style:family="table-cell" style:parent-style-name="Default">
      <style:table-cell-properties fo:border-bottom="none" fo:wrap-option="wrap" fo:border-left="none" fo:border-right="0.74pt solid #000000" fo:border-top="0.74pt solid #000000" style:vertical-align="middle"/>
      <style:text-properties style:font-name="Times New Roman" fo:font-size="11pt" style:font-size-asian="11pt" style:font-size-complex="11pt"/>
    </style:style>
    <style:style style:name="ce86" style:family="table-cell" style:parent-style-name="Default">
      <style:table-cell-properties fo:border-bottom="none" fo:wrap-option="wrap" fo:border-left="none" fo:border-right="0.74pt solid #000000" fo:border-top="none" style:vertical-align="middle"/>
      <style:text-properties style:font-name="Times New Roman" fo:font-size="11pt" style:font-size-asian="11pt" style:font-size-complex="11pt"/>
    </style:style>
    <style:style style:name="gr1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start"/>
    </style:style>
  </office:automatic-styles>
  <office:body>
    <office:spreadsheet>
      <table:calculation-settings table:automatic-find-labels="false" table:use-regular-expressions="false" table:use-wildcards="true"/>
      <table:table table:name="настила с ребром" table:style-name="ta1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checkbox form:name="Флажок 1" form:control-implementation="ooo:com.sun.star.form.component.CheckBox" xml:id="control1" form:id="control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" form:id="control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" form:id="control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" form:id="control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" form:id="control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" form:id="control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" form:id="control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" form:id="control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" form:id="control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" form:id="control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" form:id="control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" form:id="control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" form:id="control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" form:id="control1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" form:id="control1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" form:id="control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7" form:id="control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8" form:id="control1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9" form:id="control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0" form:id="control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1" form:id="control2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2" form:id="control2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3" form:id="control2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4" form:id="control2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5" form:id="control2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6" form:id="control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7" form:id="control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8" form:id="control2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29" form:id="control2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0" form:id="control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1" form:id="control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2" form:id="control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3" form:id="control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4" form:id="control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5" form:id="control3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6" form:id="control3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7" form:id="control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8" form:id="control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39" form:id="control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0" form:id="control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1" form:id="control4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2" form:id="control4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3" form:id="control4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4" form:id="control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5" form:id="control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6" form:id="control4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7" form:id="control4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8" form:id="control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49" form:id="control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0" form:id="control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1" form:id="control5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2" form:id="control5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3" form:id="control5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4" form:id="control5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5" form:id="control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6" form:id="control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7" form:id="control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8" form:id="control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59" form:id="control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0" form:id="control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1" form:id="control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2" form:id="control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3" form:id="control6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4" form:id="control6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5" form:id="control6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6" form:id="control6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7" form:id="control6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8" form:id="control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69" form:id="control6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0" form:id="control7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1" form:id="control71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2" form:id="control72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3" form:id="control7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4" form:id="control74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5" form:id="control7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6" form:id="control7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7" form:id="control7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8" form:id="control7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79" form:id="control7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0" form:id="control8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1" form:id="control8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2" form:id="control8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3" form:id="control83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4" form:id="control8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5" form:id="control8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6" form:id="control8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7" form:id="control87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8" form:id="control88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89" form:id="control89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0" form:id="control90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1" form:id="control9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2" form:id="control9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3" form:id="control9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4" form:id="control9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5" form:id="control95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6" form:id="control96" form:label="Флажок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7" form:id="control9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8" form:id="control9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99" form:id="control9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0" form:id="control10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1" form:id="control10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2" form:id="control10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3" form:id="control10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4" form:id="control10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5" form:id="control10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6" form:id="control10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7" form:id="control10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8" form:id="control10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09" form:id="control10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0" form:id="control11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1" form:id="control11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2" form:id="control11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3" form:id="control11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4" form:id="control11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5" form:id="control11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6" form:id="control11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7" form:id="control11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8" form:id="control11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19" form:id="control11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0" form:id="control12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1" form:id="control12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2" form:id="control12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3" form:id="control12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4" form:id="control12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5" form:id="control12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6" form:id="control12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7" form:id="control12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8" form:id="control12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29" form:id="control12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0" form:id="control13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1" form:id="control13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2" form:id="control13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3" form:id="control13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4" form:id="control13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5" form:id="control13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6" form:id="control13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7" form:id="control13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8" form:id="control13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39" form:id="control13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0" form:id="control14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1" form:id="control14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2" form:id="control14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3" form:id="control14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4" form:id="control14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5" form:id="control14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6" form:id="control14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7" form:id="control14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8" form:id="control14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49" form:id="control14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0" form:id="control15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1" form:id="control15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2" form:id="control15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3" form:id="control15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4" form:id="control15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5" form:id="control15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6" form:id="control15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7" form:id="control15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8" form:id="control15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59" form:id="control159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0" form:id="control160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1" form:id="control161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2" form:id="control162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3" form:id="control163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4" form:id="control164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5" form:id="control165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6" form:id="control166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7" form:id="control167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Флажок 1" form:control-implementation="ooo:com.sun.star.form.component.CheckBox" xml:id="control168" form:id="control168" form:label="Флажок" form:input-required="false" form:current-state="checked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table:table-column table:style-name="co1" table:default-cell-style-name="ce30"/>
        <table:table-column table:style-name="co2" table:default-cell-style-name="ce41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6" table:default-cell-style-name="ce10"/>
        <table:table-column table:style-name="co7" table:number-columns-repeated="2" table:default-cell-style-name="ce10"/>
        <table:table-column table:style-name="co8" table:number-columns-repeated="16376" table:default-cell-style-name="ce10"/>
        <table:table-row table:style-name="ro1">
          <table:table-cell table:style-name="ce1" office:value-type="string" calcext:value-type="string">
            <text:p>Тип настила</text:p>
          </table:table-cell>
          <table:table-cell table:style-name="ce33"/>
          <table:table-cell table:style-name="ce47" office:value-type="string" calcext:value-type="string" table:number-columns-spanned="3" table:number-rows-spanned="1">
            <text:p>Прямой настил</text:p>
          </table:table-cell>
          <table:covered-table-cell table:number-columns-repeated="2" table:style-name="ce47"/>
          <table:table-cell table:style-name="ce29" office:value-type="string" calcext:value-type="string" table:number-columns-spanned="3" table:number-rows-spanned="1">
            <text:p>Скошенный настил</text:p>
          </table:table-cell>
          <table:covered-table-cell table:number-columns-repeated="2" table:style-name="ce47"/>
          <table:table-cell table:number-columns-repeated="16376"/>
        </table:table-row>
        <table:table-row table:style-name="ro2">
          <table:table-cell table:style-name="ce2" office:value-type="string" calcext:value-type="string">
            <text:p>Подтипы</text:p>
          </table:table-cell>
          <table:table-cell table:style-name="ce36"/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style-name="ce8" office:value-type="string" calcext:value-type="string">
            <text:p>Одинаковое расстояние между рёбрами</text:p>
          </table:table-cell>
          <table:table-cell table:style-name="ce8" office:value-type="string" calcext:value-type="string">
            <text:p>Разное расстояние между рёбрами + рёбра параллельны</text:p>
          </table:table-cell>
          <table:table-cell table:style-name="ce8" office:value-type="string" calcext:value-type="string">
            <text:p>Разное расстояние между рёбрами + рёбра не параллельны</text:p>
          </table:table-cell>
          <table:table-cell table:number-columns-repeated="16376"/>
        </table:table-row>
        <table:table-row table:style-name="ro3">
          <table:table-cell table:style-name="ce5" office:value-type="string" calcext:value-type="string" table:number-columns-spanned="8" table:number-rows-spanned="1">
            <text:p>Параметры</text:p>
          </table:table-cell>
          <table:covered-table-cell table:style-name="ce33"/>
          <table:covered-table-cell table:number-columns-repeated="6" table:style-name="ce44"/>
          <table:table-cell table:number-columns-repeated="16376"/>
        </table:table-row>
        <table:table-row table:style-name="ro3">
          <table:table-cell table:style-name="ce6" office:value-type="string" calcext:value-type="string" table:number-columns-spanned="8" table:number-rows-spanned="1">
            <text:p>Основные</text:p>
          </table:table-cell>
          <table:covered-table-cell table:style-name="ce18"/>
          <table:covered-table-cell table:style-name="ce44">
            <draw:control draw:z-index="9" draw:name="Элемент управления 18" draw:style-name="gr1" draw:text-style-name="P1" svg:width="0.549cm" svg:height="0.549cm" svg:x="0.033cm" svg:y="0.514cm" draw:control="control10"/>
          </table:covered-table-cell>
          <table:covered-table-cell table:style-name="ce44">
            <draw:control draw:z-index="4" draw:name="Элемент управления 9" draw:style-name="gr1" draw:text-style-name="P1" svg:width="0.549cm" svg:height="0.549cm" svg:x="0.051cm" svg:y="0.514cm" draw:control="control5"/>
          </table:covered-table-cell>
          <table:covered-table-cell table:style-name="ce44">
            <draw:control draw:z-index="5" draw:name="Элемент управления 10" draw:style-name="gr1" draw:text-style-name="P1" svg:width="0.549cm" svg:height="0.549cm" svg:x="0.068cm" svg:y="0.514cm" draw:control="control6"/>
          </table:covered-table-cell>
          <table:covered-table-cell table:style-name="ce44">
            <draw:control draw:z-index="6" draw:name="Элемент управления 11" draw:style-name="gr1" draw:text-style-name="P1" svg:width="0.549cm" svg:height="0.549cm" svg:x="0.074cm" svg:y="0.514cm" draw:control="control7"/>
          </table:covered-table-cell>
          <table:covered-table-cell table:style-name="ce44">
            <draw:control draw:z-index="7" draw:name="Элемент управления 12" draw:style-name="gr1" draw:text-style-name="P1" svg:width="0.549cm" svg:height="0.549cm" svg:x="0.08cm" svg:y="0.514cm" draw:control="control8"/>
          </table:covered-table-cell>
          <table:covered-table-cell table:style-name="ce44">
            <draw:control draw:z-index="8" draw:name="Элемент управления 13" draw:style-name="gr1" draw:text-style-name="P1" svg:width="0.549cm" svg:height="0.549cm" svg:x="0.094cm" svg:y="0.514cm" draw:control="control9"/>
          </table:covered-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Длина настила, мм.</text:p>
          </table:table-cell>
          <table:table-cell table:style-name="ce37" office:value-type="string" calcext:value-type="string">
            <text:p>l</text:p>
          </table:table-cell>
          <table:table-cell table:style-name="ce26" table:number-columns-repeated="6"/>
          <table:table-cell table:number-columns-repeated="16376"/>
        </table:table-row>
        <table:table-row table:style-name="ro4">
          <table:table-cell table:style-name="ce15" office:value-type="string" calcext:value-type="string">
            <text:p>Ширина настила, мм.</text:p>
          </table:table-cell>
          <table:table-cell table:style-name="ce38" office:value-type="string" calcext:value-type="string">
            <text:p>w</text:p>
          </table:table-cell>
          <table:table-cell table:style-name="ce26">
            <draw:control draw:z-index="17" draw:name="Элемент управления 134" draw:style-name="gr1" draw:text-style-name="P1" svg:width="0.549cm" svg:height="0.549cm" svg:x="0.033cm" svg:y="0.034cm" draw:control="control18"/>
          </table:table-cell>
          <table:table-cell table:style-name="ce26">
            <draw:control draw:z-index="70" draw:name="Элемент управления 63" draw:style-name="gr1" draw:text-style-name="P1" svg:width="0.549cm" svg:height="0.549cm" svg:x="0.051cm" svg:y="0.034cm" draw:control="control71"/>
          </table:table-cell>
          <table:table-cell table:style-name="ce26">
            <draw:control draw:z-index="71" draw:name="Элемент управления 64" draw:style-name="gr1" draw:text-style-name="P1" svg:width="0.549cm" svg:height="0.549cm" svg:x="0.068cm" svg:y="0.034cm" draw:control="control72"/>
          </table:table-cell>
          <table:table-cell table:style-name="ce26">
            <draw:control draw:z-index="68" draw:name="Элемент управления 61" draw:style-name="gr1" draw:text-style-name="P1" svg:width="0.549cm" svg:height="0.549cm" svg:x="0.074cm" svg:y="0.034cm" draw:control="control69"/>
          </table:table-cell>
          <table:table-cell table:style-name="ce26">
            <draw:control draw:z-index="44" draw:name="Элемент управления 37" draw:style-name="gr1" draw:text-style-name="P1" svg:width="0.549cm" svg:height="0.549cm" svg:x="0.08cm" svg:y="0.034cm" draw:control="control45"/>
          </table:table-cell>
          <table:table-cell table:style-name="ce26">
            <draw:control draw:z-index="43" draw:name="Элемент управления 36" draw:style-name="gr1" draw:text-style-name="P1" svg:width="0.549cm" svg:height="0.549cm" svg:x="0.094cm" svg:y="0.034cm" draw:control="control4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осевой линии первого ребра сверху, мм.</text:p>
          </table:table-cell>
          <table:table-cell table:style-name="ce38" office:value-type="string" calcext:value-type="string">
            <text:p>d_w1</text:p>
          </table:table-cell>
          <table:table-cell table:style-name="ce26">
            <draw:control draw:z-index="18" draw:name="Элемент управления 1" draw:style-name="gr1" draw:text-style-name="P1" svg:width="0.549cm" svg:height="0.549cm" svg:x="0.033cm" svg:y="0.031cm" draw:control="control19"/>
          </table:table-cell>
          <table:table-cell table:style-name="ce26">
            <draw:control draw:z-index="73" draw:name="Элемент управления 66" draw:style-name="gr1" draw:text-style-name="P1" svg:width="0.549cm" svg:height="0.549cm" svg:x="0.051cm" svg:y="0.031cm" draw:control="control74"/>
          </table:table-cell>
          <table:table-cell table:style-name="ce26">
            <draw:control draw:z-index="72" draw:name="Элемент управления 65" draw:style-name="gr1" draw:text-style-name="P1" svg:width="0.549cm" svg:height="0.549cm" svg:x="0.068cm" svg:y="0.031cm" draw:control="control73"/>
          </table:table-cell>
          <table:table-cell table:style-name="ce26">
            <draw:control draw:z-index="69" draw:name="Элемент управления 62" draw:style-name="gr1" draw:text-style-name="P1" svg:width="0.549cm" svg:height="0.549cm" svg:x="0.074cm" svg:y="0.031cm" draw:control="control70"/>
          </table:table-cell>
          <table:table-cell table:style-name="ce26">
            <draw:control draw:z-index="45" draw:name="Элемент управления 38" draw:style-name="gr1" draw:text-style-name="P1" svg:width="0.549cm" svg:height="0.549cm" svg:x="0.08cm" svg:y="0.031cm" draw:control="control46"/>
          </table:table-cell>
          <table:table-cell table:style-name="ce26">
            <draw:control draw:z-index="42" draw:name="Элемент управления 35" draw:style-name="gr1" draw:text-style-name="P1" svg:width="0.549cm" svg:height="0.549cm" svg:x="0.094cm" svg:y="0.031cm" draw:control="control43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между осевыми линиями рёбер, мм.</text:p>
          </table:table-cell>
          <table:table-cell table:style-name="ce38" office:value-type="string" calcext:value-type="string">
            <text:p>d_w2</text:p>
          </table:table-cell>
          <table:table-cell table:style-name="ce26">
            <draw:control draw:z-index="19" draw:name="Элемент управления 6" draw:style-name="gr1" draw:text-style-name="P1" svg:width="0.549cm" svg:height="0.549cm" svg:x="0.033cm" svg:y="0.029cm" draw:control="control20"/>
          </table:table-cell>
          <table:table-cell table:style-name="ce26">
            <draw:control draw:z-index="74" draw:name="Элемент управления 67" draw:style-name="gr1" draw:text-style-name="P1" svg:width="0.549cm" svg:height="0.549cm" svg:x="0.051cm" svg:y="0.029cm" draw:control="control75"/>
          </table:table-cell>
          <table:table-cell table:style-name="ce26">
            <draw:control draw:z-index="75" draw:name="Элемент управления 68" draw:style-name="gr1" draw:text-style-name="P1" svg:width="0.549cm" svg:height="0.549cm" svg:x="0.068cm" svg:y="0.029cm" draw:control="control76"/>
          </table:table-cell>
          <table:table-cell table:style-name="ce26">
            <draw:control draw:z-index="67" draw:name="Элемент управления 60" draw:style-name="gr1" draw:text-style-name="P1" svg:width="0.549cm" svg:height="0.549cm" svg:x="0.074cm" svg:y="0.029cm" draw:control="control68"/>
          </table:table-cell>
          <table:table-cell table:style-name="ce26">
            <draw:control draw:z-index="46" draw:name="Элемент управления 39" draw:style-name="gr1" draw:text-style-name="P1" svg:width="0.549cm" svg:height="0.549cm" svg:x="0.08cm" svg:y="0.029cm" draw:control="control47"/>
          </table:table-cell>
          <table:table-cell table:style-name="ce26">
            <draw:control draw:z-index="41" draw:name="Элемент управления 34" draw:style-name="gr1" draw:text-style-name="P1" svg:width="0.549cm" svg:height="0.549cm" svg:x="0.094cm" svg:y="0.029cm" draw:control="control42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следующего ребр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0" draw:name="Элемент управления 7" draw:style-name="gr1" draw:text-style-name="P1" svg:width="0.549cm" svg:height="0.549cm" svg:x="0.033cm" svg:y="0.027cm" draw:control="control21"/>
          </table:table-cell>
          <table:table-cell table:style-name="ce26">
            <draw:control draw:z-index="76" draw:name="Элемент управления 69" draw:style-name="gr1" draw:text-style-name="P1" svg:width="0.549cm" svg:height="0.549cm" svg:x="0.051cm" svg:y="0.027cm" draw:control="control77"/>
          </table:table-cell>
          <table:table-cell table:style-name="ce26">
            <draw:control draw:z-index="77" draw:name="Элемент управления 70" draw:style-name="gr1" draw:text-style-name="P1" svg:width="0.549cm" svg:height="0.549cm" svg:x="0.068cm" svg:y="0.027cm" draw:control="control78"/>
          </table:table-cell>
          <table:table-cell table:style-name="ce26">
            <draw:control draw:z-index="66" draw:name="Элемент управления 59" draw:style-name="gr1" draw:text-style-name="P1" svg:width="0.549cm" svg:height="0.549cm" svg:x="0.074cm" svg:y="0.027cm" draw:control="control67"/>
          </table:table-cell>
          <table:table-cell table:style-name="ce26">
            <draw:control draw:z-index="47" draw:name="Элемент управления 40" draw:style-name="gr1" draw:text-style-name="P1" svg:width="0.549cm" svg:height="0.549cm" svg:x="0.08cm" svg:y="0.027cm" draw:control="control48"/>
          </table:table-cell>
          <table:table-cell table:style-name="ce26">
            <draw:control draw:z-index="40" draw:name="Элемент управления 33" draw:style-name="gr1" draw:text-style-name="P1" svg:width="0.549cm" svg:height="0.549cm" svg:x="0.094cm" svg:y="0.027cm" draw:control="control41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лева, мм.</text:p>
          </table:table-cell>
          <table:table-cell table:style-name="ce39" office:value-type="string" calcext:value-type="string">
            <text:p>d_l1</text:p>
          </table:table-cell>
          <table:table-cell table:style-name="ce26">
            <draw:control draw:z-index="21" draw:name="Элемент управления 8" draw:style-name="gr1" draw:text-style-name="P1" svg:width="0.549cm" svg:height="0.549cm" svg:x="0.033cm" svg:y="0.025cm" draw:control="control22"/>
          </table:table-cell>
          <table:table-cell table:style-name="ce26">
            <draw:control draw:z-index="78" draw:name="Элемент управления 71" draw:style-name="gr1" draw:text-style-name="P1" svg:width="0.549cm" svg:height="0.549cm" svg:x="0.051cm" svg:y="0.025cm" draw:control="control79"/>
          </table:table-cell>
          <table:table-cell table:style-name="ce26">
            <draw:control draw:z-index="79" draw:name="Элемент управления 72" draw:style-name="gr1" draw:text-style-name="P1" svg:width="0.549cm" svg:height="0.549cm" svg:x="0.068cm" svg:y="0.025cm" draw:control="control80"/>
          </table:table-cell>
          <table:table-cell table:style-name="ce26">
            <draw:control draw:z-index="65" draw:name="Элемент управления 58" draw:style-name="gr1" draw:text-style-name="P1" svg:width="0.549cm" svg:height="0.549cm" svg:x="0.074cm" svg:y="0.025cm" draw:control="control66"/>
          </table:table-cell>
          <table:table-cell table:style-name="ce26">
            <draw:control draw:z-index="48" draw:name="Элемент управления 41" draw:style-name="gr1" draw:text-style-name="P1" svg:width="0.549cm" svg:height="0.549cm" svg:x="0.08cm" svg:y="0.025cm" draw:control="control49"/>
          </table:table-cell>
          <table:table-cell table:style-name="ce26">
            <draw:control draw:z-index="39" draw:name="Элемент управления 32" draw:style-name="gr1" draw:text-style-name="P1" svg:width="0.549cm" svg:height="0.549cm" svg:x="0.094cm" svg:y="0.025cm" draw:control="control40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Отступ справа, мм.</text:p>
          </table:table-cell>
          <table:table-cell table:style-name="ce39" office:value-type="string" calcext:value-type="string">
            <text:p>d_l2</text:p>
          </table:table-cell>
          <table:table-cell table:style-name="ce26">
            <draw:control draw:z-index="22" draw:name="Элемент управления 14" draw:style-name="gr1" draw:text-style-name="P1" svg:width="0.549cm" svg:height="0.549cm" svg:x="0.033cm" svg:y="0.022cm" draw:control="control23"/>
          </table:table-cell>
          <table:table-cell table:style-name="ce26">
            <draw:control draw:z-index="80" draw:name="Элемент управления 73" draw:style-name="gr1" draw:text-style-name="P1" svg:width="0.549cm" svg:height="0.549cm" svg:x="0.051cm" svg:y="0.022cm" draw:control="control81"/>
          </table:table-cell>
          <table:table-cell table:style-name="ce26">
            <draw:control draw:z-index="81" draw:name="Элемент управления 74" draw:style-name="gr1" draw:text-style-name="P1" svg:width="0.549cm" svg:height="0.549cm" svg:x="0.068cm" svg:y="0.022cm" draw:control="control82"/>
          </table:table-cell>
          <table:table-cell table:style-name="ce26">
            <draw:control draw:z-index="64" draw:name="Элемент управления 57" draw:style-name="gr1" draw:text-style-name="P1" svg:width="0.549cm" svg:height="0.549cm" svg:x="0.074cm" svg:y="0.022cm" draw:control="control65"/>
          </table:table-cell>
          <table:table-cell table:style-name="ce26">
            <draw:control draw:z-index="49" draw:name="Элемент управления 42" draw:style-name="gr1" draw:text-style-name="P1" svg:width="0.549cm" svg:height="0.549cm" svg:x="0.08cm" svg:y="0.022cm" draw:control="control50"/>
          </table:table-cell>
          <table:table-cell table:style-name="ce26">
            <draw:control draw:z-index="38" draw:name="Элемент управления 31" draw:style-name="gr1" draw:text-style-name="P1" svg:width="0.549cm" svg:height="0.549cm" svg:x="0.094cm" svg:y="0.022cm" draw:control="control39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лева, мм.</text:p>
          </table:table-cell>
          <table:table-cell table:style-name="ce39" office:value-type="string" calcext:value-type="string">
            <text:p>d_dis</text:p>
          </table:table-cell>
          <table:table-cell table:style-name="ce26">
            <draw:control draw:z-index="23" draw:name="Элемент управления 15" draw:style-name="gr1" draw:text-style-name="P1" svg:width="0.549cm" svg:height="0.549cm" svg:x="0.033cm" svg:y="0.02cm" draw:control="control24"/>
          </table:table-cell>
          <table:table-cell table:style-name="ce26">
            <draw:control draw:z-index="82" draw:name="Элемент управления 75" draw:style-name="gr1" draw:text-style-name="P1" svg:width="0.549cm" svg:height="0.549cm" svg:x="0.051cm" svg:y="0.02cm" draw:control="control83"/>
          </table:table-cell>
          <table:table-cell table:style-name="ce26">
            <draw:control draw:z-index="83" draw:name="Элемент управления 76" draw:style-name="gr1" draw:text-style-name="P1" svg:width="0.549cm" svg:height="0.549cm" svg:x="0.068cm" svg:y="0.02cm" draw:control="control84"/>
          </table:table-cell>
          <table:table-cell table:style-name="ce26">
            <draw:control draw:z-index="63" draw:name="Элемент управления 56" draw:style-name="gr1" draw:text-style-name="P1" svg:width="0.549cm" svg:height="0.549cm" svg:x="0.074cm" svg:y="0.02cm" draw:control="control64"/>
          </table:table-cell>
          <table:table-cell table:style-name="ce26">
            <draw:control draw:z-index="50" draw:name="Элемент управления 43" draw:style-name="gr1" draw:text-style-name="P1" svg:width="0.549cm" svg:height="0.549cm" svg:x="0.08cm" svg:y="0.02cm" draw:control="control51"/>
          </table:table-cell>
          <table:table-cell table:style-name="ce26">
            <draw:control draw:z-index="37" draw:name="Элемент управления 30" draw:style-name="gr1" draw:text-style-name="P1" svg:width="0.549cm" svg:height="0.549cm" svg:x="0.094cm" svg:y="0.02cm" draw:control="control38"/>
          </table:table-cell>
          <table:table-cell table:number-columns-repeated="16376"/>
        </table:table-row>
        <table:table-row table:style-name="ro4">
          <table:table-cell table:style-name="ce13" office:value-type="string" calcext:value-type="string">
            <text:p>Расстояние до ребра справа, мм.</text:p>
          </table:table-cell>
          <table:table-cell table:style-name="ce39" office:value-type="string" calcext:value-type="string">
            <text:p>d_dis2</text:p>
          </table:table-cell>
          <table:table-cell table:style-name="ce26">
            <draw:control draw:z-index="24" draw:name="Элемент управления 16" draw:style-name="gr1" draw:text-style-name="P1" svg:width="0.549cm" svg:height="0.549cm" svg:x="0.033cm" svg:y="0.018cm" draw:control="control25"/>
          </table:table-cell>
          <table:table-cell table:style-name="ce26">
            <draw:control draw:z-index="84" draw:name="Элемент управления 77" draw:style-name="gr1" draw:text-style-name="P1" svg:width="0.549cm" svg:height="0.549cm" svg:x="0.051cm" svg:y="0.018cm" draw:control="control85"/>
          </table:table-cell>
          <table:table-cell table:style-name="ce26">
            <draw:control draw:z-index="85" draw:name="Элемент управления 78" draw:style-name="gr1" draw:text-style-name="P1" svg:width="0.549cm" svg:height="0.549cm" svg:x="0.068cm" svg:y="0.018cm" draw:control="control86"/>
          </table:table-cell>
          <table:table-cell table:style-name="ce26">
            <draw:control draw:z-index="62" draw:name="Элемент управления 55" draw:style-name="gr1" draw:text-style-name="P1" svg:width="0.549cm" svg:height="0.549cm" svg:x="0.074cm" svg:y="0.018cm" draw:control="control63"/>
          </table:table-cell>
          <table:table-cell table:style-name="ce26">
            <draw:control draw:z-index="51" draw:name="Элемент управления 44" draw:style-name="gr1" draw:text-style-name="P1" svg:width="0.549cm" svg:height="0.549cm" svg:x="0.08cm" svg:y="0.018cm" draw:control="control52"/>
          </table:table-cell>
          <table:table-cell table:style-name="ce26">
            <draw:control draw:z-index="36" draw:name="Элемент управления 29" draw:style-name="gr1" draw:text-style-name="P1" svg:width="0.549cm" svg:height="0.549cm" svg:x="0.094cm" svg:y="0.018cm" draw:control="control37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лева, мм.</text:p>
          </table:table-cell>
          <table:table-cell table:style-name="ce38" office:value-type="string" calcext:value-type="string">
            <text:p>d_l1</text:p>
          </table:table-cell>
          <table:table-cell table:style-name="ce26">
            <draw:control draw:z-index="25" draw:name="Элемент управления 17" draw:style-name="gr1" draw:text-style-name="P1" svg:width="0.549cm" svg:height="0.549cm" svg:x="0.033cm" svg:y="0.016cm" draw:control="control26"/>
          </table:table-cell>
          <table:table-cell table:style-name="ce26">
            <draw:control draw:z-index="86" draw:name="Элемент управления 79" draw:style-name="gr1" draw:text-style-name="P1" svg:width="0.549cm" svg:height="0.549cm" svg:x="0.051cm" svg:y="0.016cm" draw:control="control87"/>
          </table:table-cell>
          <table:table-cell table:style-name="ce26">
            <draw:control draw:z-index="87" draw:name="Элемент управления 80" draw:style-name="gr1" draw:text-style-name="P1" svg:width="0.549cm" svg:height="0.549cm" svg:x="0.068cm" svg:y="0.016cm" draw:control="control88"/>
          </table:table-cell>
          <table:table-cell table:style-name="ce26">
            <draw:control draw:z-index="61" draw:name="Элемент управления 54" draw:style-name="gr1" draw:text-style-name="P1" svg:width="0.549cm" svg:height="0.549cm" svg:x="0.074cm" svg:y="0.016cm" draw:control="control62"/>
          </table:table-cell>
          <table:table-cell table:style-name="ce26">
            <draw:control draw:z-index="52" draw:name="Элемент управления 45" draw:style-name="gr1" draw:text-style-name="P1" svg:width="0.549cm" svg:height="0.549cm" svg:x="0.08cm" svg:y="0.016cm" draw:control="control53"/>
          </table:table-cell>
          <table:table-cell table:style-name="ce26">
            <draw:control draw:z-index="35" draw:name="Элемент управления 28" draw:style-name="gr1" draw:text-style-name="P1" svg:width="0.549cm" svg:height="0.549cm" svg:x="0.094cm" svg:y="0.016cm" draw:control="control36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асстояние до торца ребра справа, мм.</text:p>
          </table:table-cell>
          <table:table-cell table:style-name="ce38" office:value-type="string" calcext:value-type="string">
            <text:p>d_l2</text:p>
          </table:table-cell>
          <table:table-cell table:style-name="ce26">
            <draw:control draw:z-index="26" draw:name="Элемент управления 19" draw:style-name="gr1" draw:text-style-name="P1" svg:width="0.549cm" svg:height="0.549cm" svg:x="0.033cm" svg:y="0.013cm" draw:control="control27"/>
          </table:table-cell>
          <table:table-cell table:style-name="ce26">
            <draw:control draw:z-index="88" draw:name="Элемент управления 81" draw:style-name="gr1" draw:text-style-name="P1" svg:width="0.549cm" svg:height="0.549cm" svg:x="0.051cm" svg:y="0.013cm" draw:control="control89"/>
          </table:table-cell>
          <table:table-cell table:style-name="ce26">
            <draw:control draw:z-index="89" draw:name="Элемент управления 82" draw:style-name="gr1" draw:text-style-name="P1" svg:width="0.549cm" svg:height="0.549cm" svg:x="0.068cm" svg:y="0.013cm" draw:control="control90"/>
          </table:table-cell>
          <table:table-cell table:style-name="ce26">
            <draw:control draw:z-index="60" draw:name="Элемент управления 53" draw:style-name="gr1" draw:text-style-name="P1" svg:width="0.549cm" svg:height="0.549cm" svg:x="0.074cm" svg:y="0.013cm" draw:control="control61"/>
          </table:table-cell>
          <table:table-cell table:style-name="ce26">
            <draw:control draw:z-index="53" draw:name="Элемент управления 46" draw:style-name="gr1" draw:text-style-name="P1" svg:width="0.549cm" svg:height="0.549cm" svg:x="0.08cm" svg:y="0.013cm" draw:control="control54"/>
          </table:table-cell>
          <table:table-cell table:style-name="ce26">
            <draw:control draw:z-index="34" draw:name="Элемент управления 27" draw:style-name="gr1" draw:text-style-name="P1" svg:width="0.549cm" svg:height="0.549cm" svg:x="0.094cm" svg:y="0.013cm" draw:control="control35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лева, мм.</text:p>
          </table:table-cell>
          <table:table-cell table:style-name="ce38" office:value-type="string" calcext:value-type="string">
            <text:p>l_r1</text:p>
          </table:table-cell>
          <table:table-cell table:style-name="ce26">
            <draw:control draw:z-index="16" draw:name="Элемент управления 201" draw:style-name="gr1" draw:text-style-name="P1" svg:width="0.549cm" svg:height="0.549cm" svg:x="0.033cm" svg:y="0.011cm" draw:control="control17"/>
          </table:table-cell>
          <table:table-cell table:style-name="ce26">
            <draw:control draw:z-index="90" draw:name="Элемент управления 83" draw:style-name="gr1" draw:text-style-name="P1" svg:width="0.549cm" svg:height="0.549cm" svg:x="0.051cm" svg:y="0.011cm" draw:control="control91"/>
          </table:table-cell>
          <table:table-cell table:style-name="ce26">
            <draw:control draw:z-index="91" draw:name="Элемент управления 84" draw:style-name="gr1" draw:text-style-name="P1" svg:width="0.549cm" svg:height="0.549cm" svg:x="0.068cm" svg:y="0.011cm" draw:control="control92"/>
          </table:table-cell>
          <table:table-cell table:style-name="ce26">
            <draw:control draw:z-index="59" draw:name="Элемент управления 52" draw:style-name="gr1" draw:text-style-name="P1" svg:width="0.549cm" svg:height="0.549cm" svg:x="0.074cm" svg:y="0.011cm" draw:control="control60"/>
          </table:table-cell>
          <table:table-cell table:style-name="ce26">
            <draw:control draw:z-index="54" draw:name="Элемент управления 47" draw:style-name="gr1" draw:text-style-name="P1" svg:width="0.549cm" svg:height="0.549cm" svg:x="0.08cm" svg:y="0.011cm" draw:control="control55"/>
          </table:table-cell>
          <table:table-cell table:style-name="ce26">
            <draw:control draw:z-index="33" draw:name="Элемент управления 26" draw:style-name="gr1" draw:text-style-name="P1" svg:width="0.549cm" svg:height="0.549cm" svg:x="0.094cm" svg:y="0.011cm" draw:control="control34"/>
          </table:table-cell>
          <table:table-cell table:number-columns-repeated="16376"/>
        </table:table-row>
        <table:table-row table:style-name="ro4">
          <table:table-cell table:style-name="ce14" office:value-type="string" calcext:value-type="string">
            <text:p>Роспуск справа, мм.</text:p>
          </table:table-cell>
          <table:table-cell table:style-name="ce38" office:value-type="string" calcext:value-type="string">
            <text:p>l_r2</text:p>
          </table:table-cell>
          <table:table-cell table:style-name="ce26">
            <draw:control draw:z-index="15" draw:name="Элемент управления 200" draw:style-name="gr1" draw:text-style-name="P1" svg:width="0.549cm" svg:height="0.549cm" svg:x="0.033cm" svg:y="0.009cm" draw:control="control16"/>
          </table:table-cell>
          <table:table-cell table:style-name="ce26">
            <draw:control draw:z-index="92" draw:name="Элемент управления 85" draw:style-name="gr1" draw:text-style-name="P1" svg:width="0.549cm" svg:height="0.549cm" svg:x="0.051cm" svg:y="0.009cm" draw:control="control93"/>
          </table:table-cell>
          <table:table-cell table:style-name="ce26">
            <draw:control draw:z-index="93" draw:name="Элемент управления 86" draw:style-name="gr1" draw:text-style-name="P1" svg:width="0.549cm" svg:height="0.549cm" svg:x="0.068cm" svg:y="0.009cm" draw:control="control94"/>
          </table:table-cell>
          <table:table-cell table:style-name="ce26">
            <draw:control draw:z-index="58" draw:name="Элемент управления 51" draw:style-name="gr1" draw:text-style-name="P1" svg:width="0.549cm" svg:height="0.549cm" svg:x="0.074cm" svg:y="0.009cm" draw:control="control59"/>
          </table:table-cell>
          <table:table-cell table:style-name="ce26">
            <draw:control draw:z-index="55" draw:name="Элемент управления 48" draw:style-name="gr1" draw:text-style-name="P1" svg:width="0.549cm" svg:height="0.549cm" svg:x="0.08cm" svg:y="0.009cm" draw:control="control56"/>
          </table:table-cell>
          <table:table-cell table:style-name="ce26">
            <draw:control draw:z-index="32" draw:name="Элемент управления 25" draw:style-name="gr1" draw:text-style-name="P1" svg:width="0.549cm" svg:height="0.549cm" svg:x="0.094cm" svg:y="0.009cm" draw:control="control33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лева, мм.</text:p>
          </table:table-cell>
          <table:table-cell table:style-name="ce38" office:value-type="string" calcext:value-type="string">
            <text:p>d_b1</text:p>
          </table:table-cell>
          <table:table-cell table:style-name="ce26">
            <draw:control draw:z-index="14" draw:name="Элемент управления 199" draw:style-name="gr1" draw:text-style-name="P1" svg:width="0.549cm" svg:height="0.549cm" svg:x="0.033cm" svg:y="0.007cm" draw:control="control15"/>
          </table:table-cell>
          <table:table-cell table:style-name="ce26">
            <draw:control draw:z-index="94" draw:name="Элемент управления 87" draw:style-name="gr1" draw:text-style-name="P1" svg:width="0.549cm" svg:height="0.549cm" svg:x="0.051cm" svg:y="0.007cm" draw:control="control95"/>
          </table:table-cell>
          <table:table-cell table:style-name="ce26">
            <draw:control draw:z-index="95" draw:name="Элемент управления 88" draw:style-name="gr1" draw:text-style-name="P1" svg:width="0.549cm" svg:height="0.549cm" svg:x="0.068cm" svg:y="0.007cm" draw:control="control96"/>
          </table:table-cell>
          <table:table-cell table:style-name="ce26">
            <draw:control draw:z-index="57" draw:name="Элемент управления 50" draw:style-name="gr1" draw:text-style-name="P1" svg:width="0.549cm" svg:height="0.549cm" svg:x="0.074cm" svg:y="0.007cm" draw:control="control58"/>
          </table:table-cell>
          <table:table-cell table:style-name="ce26">
            <draw:control draw:z-index="56" draw:name="Элемент управления 49" draw:style-name="gr1" draw:text-style-name="P1" svg:width="0.549cm" svg:height="0.549cm" svg:x="0.08cm" svg:y="0.007cm" draw:control="control57"/>
          </table:table-cell>
          <table:table-cell table:style-name="ce26">
            <draw:control draw:z-index="31" draw:name="Элемент управления 24" draw:style-name="gr1" draw:text-style-name="P1" svg:width="0.549cm" svg:height="0.549cm" svg:x="0.094cm" svg:y="0.007cm" draw:control="control32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Скос справа, мм.</text:p>
          </table:table-cell>
          <table:table-cell table:style-name="ce38" office:value-type="string" calcext:value-type="string">
            <text:p>d_b2</text:p>
          </table:table-cell>
          <table:table-cell table:style-name="ce26">
            <draw:control draw:z-index="13" draw:name="Элемент управления 198" draw:style-name="gr1" draw:text-style-name="P1" svg:width="0.549cm" svg:height="0.549cm" svg:x="0.033cm" svg:y="0.005cm" draw:control="control14"/>
          </table:table-cell>
          <table:table-cell table:style-name="ce26">
            <draw:control draw:z-index="27" draw:name="Элемент управления 20" draw:style-name="gr1" draw:text-style-name="P1" svg:width="0.549cm" svg:height="0.549cm" svg:x="0.051cm" svg:y="0.005cm" draw:control="control28"/>
          </table:table-cell>
          <table:table-cell table:style-name="ce26">
            <draw:control draw:z-index="28" draw:name="Элемент управления 21" draw:style-name="gr1" draw:text-style-name="P1" svg:width="0.549cm" svg:height="0.549cm" svg:x="0.068cm" svg:y="0.005cm" draw:control="control29"/>
          </table:table-cell>
          <table:table-cell table:style-name="ce26">
            <draw:control draw:z-index="29" draw:name="Элемент управления 22" draw:style-name="gr1" draw:text-style-name="P1" svg:width="0.549cm" svg:height="0.549cm" svg:x="0.074cm" svg:y="0.005cm" draw:control="control30"/>
          </table:table-cell>
          <table:table-cell table:style-name="ce26">
            <draw:control draw:z-index="3" draw:name="Элемент управления 5" draw:style-name="gr1" draw:text-style-name="P1" svg:width="0.549cm" svg:height="0.549cm" svg:x="0.08cm" svg:y="-0.001cm" draw:control="control4"/>
          </table:table-cell>
          <table:table-cell table:style-name="ce26">
            <draw:control draw:z-index="30" draw:name="Элемент управления 23" draw:style-name="gr1" draw:text-style-name="P1" svg:width="0.549cm" svg:height="0.549cm" svg:x="0.094cm" svg:y="0.005cm" draw:control="control31"/>
          </table:table-cell>
          <table:table-cell table:number-columns-repeated="16376"/>
        </table:table-row>
        <table:table-row table:style-name="ro4">
          <table:table-cell table:style-name="ce17" office:value-type="string" calcext:value-type="string">
            <text:p>Кол-во рёбер</text:p>
          </table:table-cell>
          <table:table-cell table:style-name="ce38" office:value-type="string" calcext:value-type="string">
            <text:p>edge_count</text:p>
          </table:table-cell>
          <table:table-cell table:style-name="ce26">
            <draw:control draw:z-index="12" draw:name="Элемент управления 197" draw:style-name="gr1" draw:text-style-name="P1" svg:width="0.549cm" svg:height="0.549cm" svg:x="0.033cm" svg:y="0.003cm" draw:control="control13"/>
          </table:table-cell>
          <table:table-cell table:style-name="ce26">
            <draw:control draw:z-index="10" draw:name="Элемент управления 195" draw:style-name="gr1" draw:text-style-name="P1" svg:width="0.549cm" svg:height="0.549cm" svg:x="0.051cm" svg:y="0cm" draw:control="control11"/>
          </table:table-cell>
          <table:table-cell table:style-name="ce26">
            <draw:control draw:z-index="11" draw:name="Элемент управления 196" draw:style-name="gr1" draw:text-style-name="P1" svg:width="0.549cm" svg:height="0.549cm" svg:x="0.068cm" svg:y="0cm" draw:control="control12"/>
          </table:table-cell>
          <table:table-cell table:style-name="ce26">
            <draw:control draw:z-index="2" draw:name="Элемент управления 4" draw:style-name="gr1" draw:text-style-name="P1" svg:width="0.549cm" svg:height="0.549cm" svg:x="0.074cm" svg:y="0cm" draw:control="control3"/>
          </table:table-cell>
          <table:table-cell table:style-name="ce26">
            <draw:control draw:z-index="1" draw:name="Элемент управления 3" draw:style-name="gr1" draw:text-style-name="P1" svg:width="0.549cm" svg:height="0.549cm" svg:x="0.08cm" svg:y="0cm" draw:control="control2"/>
          </table:table-cell>
          <table:table-cell table:style-name="ce26">
            <draw:control draw:z-index="0" draw:name="Элемент управления 2" draw:style-name="gr1" draw:text-style-name="P1" svg:width="0.549cm" svg:height="0.549cm" svg:x="0.094cm" svg:y="0cm" draw:control="control1"/>
          </table:table-cell>
          <table:table-cell table:number-columns-repeated="16376"/>
        </table:table-row>
        <table:table-row table:style-name="ro5">
          <table:table-cell table:style-name="ce18" office:value-type="string" calcext:value-type="string" table:number-columns-spanned="8" table:number-rows-spanned="1">
            <text:p>Дополнительные</text:p>
          </table:table-cell>
          <table:covered-table-cell table:style-name="ce18"/>
          <table:covered-table-cell table:style-name="ce13">
            <draw:control draw:z-index="96" draw:name="Элемент управления 89" draw:style-name="gr1" draw:text-style-name="P1" svg:width="0.549cm" svg:height="0.549cm" svg:x="0.049cm" svg:y="0.61cm" draw:control="control97"/>
          </table:covered-table-cell>
          <table:covered-table-cell table:style-name="ce13">
            <draw:control draw:z-index="97" draw:name="Элемент управления 90" draw:style-name="gr1" draw:text-style-name="P1" svg:width="0.549cm" svg:height="0.549cm" svg:x="0.069cm" svg:y="0.61cm" draw:control="control98"/>
          </table:covered-table-cell>
          <table:covered-table-cell table:style-name="ce13">
            <draw:control draw:z-index="98" draw:name="Элемент управления 91" draw:style-name="gr1" draw:text-style-name="P1" svg:width="0.549cm" svg:height="0.549cm" svg:x="0.089cm" svg:y="0.61cm" draw:control="control99"/>
          </table:covered-table-cell>
          <table:covered-table-cell table:style-name="ce13">
            <draw:control draw:z-index="99" draw:name="Элемент управления 92" draw:style-name="gr1" draw:text-style-name="P1" svg:width="0.549cm" svg:height="0.549cm" svg:x="0.093cm" svg:y="0.61cm" draw:control="control100"/>
          </table:covered-table-cell>
          <table:covered-table-cell table:style-name="ce13">
            <draw:control draw:z-index="100" draw:name="Элемент управления 93" draw:style-name="gr1" draw:text-style-name="P1" svg:width="0.549cm" svg:height="0.549cm" svg:x="0.097cm" svg:y="0.61cm" draw:control="control101"/>
          </table:covered-table-cell>
          <table:covered-table-cell table:style-name="ce13">
            <draw:control draw:z-index="101" draw:name="Элемент управления 94" draw:style-name="gr1" draw:text-style-name="P1" svg:width="0.549cm" svg:height="0.549cm" svg:x="0.109cm" svg:y="0.61cm" draw:control="control102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настила, мм.</text:p>
          </table:table-cell>
          <table:table-cell table:style-name="ce38" office:value-type="string" calcext:value-type="string">
            <text:p>t_p</text:p>
          </table:table-cell>
          <table:table-cell table:style-name="ce13">
            <draw:control draw:z-index="107" draw:name="Элемент управления 100" draw:style-name="gr1" draw:text-style-name="P1" svg:width="0.549cm" svg:height="0.549cm" svg:x="0.049cm" svg:y="0.605cm" draw:control="control108"/>
          </table:table-cell>
          <table:table-cell table:style-name="ce13">
            <draw:control draw:z-index="106" draw:name="Элемент управления 99" draw:style-name="gr1" draw:text-style-name="P1" svg:width="0.549cm" svg:height="0.549cm" svg:x="0.069cm" svg:y="0.605cm" draw:control="control107"/>
          </table:table-cell>
          <table:table-cell table:style-name="ce13">
            <draw:control draw:z-index="105" draw:name="Элемент управления 98" draw:style-name="gr1" draw:text-style-name="P1" svg:width="0.549cm" svg:height="0.549cm" svg:x="0.089cm" svg:y="0.605cm" draw:control="control106"/>
          </table:table-cell>
          <table:table-cell table:style-name="ce13">
            <draw:control draw:z-index="104" draw:name="Элемент управления 97" draw:style-name="gr1" draw:text-style-name="P1" svg:width="0.549cm" svg:height="0.549cm" svg:x="0.093cm" svg:y="0.605cm" draw:control="control105"/>
          </table:table-cell>
          <table:table-cell table:style-name="ce13">
            <draw:control draw:z-index="103" draw:name="Элемент управления 96" draw:style-name="gr1" draw:text-style-name="P1" svg:width="0.549cm" svg:height="0.549cm" svg:x="0.097cm" svg:y="0.605cm" draw:control="control104"/>
          </table:table-cell>
          <table:table-cell table:style-name="ce13">
            <draw:control draw:z-index="102" draw:name="Элемент управления 95" draw:style-name="gr1" draw:text-style-name="P1" svg:width="0.549cm" svg:height="0.549cm" svg:x="0.109cm" svg:y="0.605cm" draw:control="control103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олщина рёбер, мм.</text:p>
          </table:table-cell>
          <table:table-cell table:style-name="ce38" office:value-type="string" calcext:value-type="string">
            <text:p>t_r</text:p>
          </table:table-cell>
          <table:table-cell table:style-name="ce13">
            <draw:control draw:z-index="108" draw:name="Элемент управления 101" draw:style-name="gr1" draw:text-style-name="P1" svg:width="0.549cm" svg:height="0.549cm" svg:x="0.049cm" svg:y="0.6cm" draw:control="control109"/>
          </table:table-cell>
          <table:table-cell table:style-name="ce13">
            <draw:control draw:z-index="127" draw:name="Элемент управления 120" draw:style-name="gr1" draw:text-style-name="P1" svg:width="0.549cm" svg:height="0.549cm" svg:x="0.069cm" svg:y="0.6cm" draw:control="control128"/>
          </table:table-cell>
          <table:table-cell table:style-name="ce13">
            <draw:control draw:z-index="128" draw:name="Элемент управления 121" draw:style-name="gr1" draw:text-style-name="P1" svg:width="0.549cm" svg:height="0.549cm" svg:x="0.089cm" svg:y="0.6cm" draw:control="control129"/>
          </table:table-cell>
          <table:table-cell table:style-name="ce13">
            <draw:control draw:z-index="151" draw:name="Элемент управления 145" draw:style-name="gr1" draw:text-style-name="P1" svg:width="0.549cm" svg:height="0.549cm" svg:x="0.093cm" svg:y="0.6cm" draw:control="control152"/>
          </table:table-cell>
          <table:table-cell table:style-name="ce13">
            <draw:control draw:z-index="152" draw:name="Элемент управления 146" draw:style-name="gr1" draw:text-style-name="P1" svg:width="0.549cm" svg:height="0.549cm" svg:x="0.097cm" svg:y="0.6cm" draw:control="control153"/>
          </table:table-cell>
          <table:table-cell table:style-name="ce13">
            <draw:control draw:z-index="153" draw:name="Элемент управления 147" draw:style-name="gr1" draw:text-style-name="P1" svg:width="0.549cm" svg:height="0.549cm" svg:x="0.109cm" svg:y="0.6cm" draw:control="control154"/>
          </table:table-cell>
          <table:table-cell table:number-columns-repeated="16376"/>
        </table:table-row>
        <table:table-row table:style-name="ro5">
          <table:table-cell table:style-name="ce20" office:value-type="string" calcext:value-type="string">
            <text:p>Высота ребра, мм.</text:p>
          </table:table-cell>
          <table:table-cell table:style-name="ce38" office:value-type="string" calcext:value-type="string">
            <text:p>h</text:p>
          </table:table-cell>
          <table:table-cell table:style-name="ce13">
            <draw:control draw:z-index="109" draw:name="Элемент управления 102" draw:style-name="gr1" draw:text-style-name="P1" svg:width="0.549cm" svg:height="0.549cm" svg:x="0.049cm" svg:y="0.595cm" draw:control="control110"/>
          </table:table-cell>
          <table:table-cell table:style-name="ce13">
            <draw:control draw:z-index="126" draw:name="Элемент управления 119" draw:style-name="gr1" draw:text-style-name="P1" svg:width="0.549cm" svg:height="0.549cm" svg:x="0.069cm" svg:y="0.595cm" draw:control="control127"/>
          </table:table-cell>
          <table:table-cell table:style-name="ce13">
            <draw:control draw:z-index="129" draw:name="Элемент управления 122" draw:style-name="gr1" draw:text-style-name="P1" svg:width="0.549cm" svg:height="0.549cm" svg:x="0.089cm" svg:y="0.595cm" draw:control="control130"/>
          </table:table-cell>
          <table:table-cell table:style-name="ce13">
            <draw:control draw:z-index="150" draw:name="Элемент управления 144" draw:style-name="gr1" draw:text-style-name="P1" svg:width="0.549cm" svg:height="0.549cm" svg:x="0.093cm" svg:y="0.595cm" draw:control="control151"/>
          </table:table-cell>
          <table:table-cell table:style-name="ce13">
            <draw:control draw:z-index="156" draw:name="Элемент управления 150" draw:style-name="gr1" draw:text-style-name="P1" svg:width="0.549cm" svg:height="0.549cm" svg:x="0.097cm" svg:y="0.595cm" draw:control="control157"/>
          </table:table-cell>
          <table:table-cell table:style-name="ce13">
            <draw:control draw:z-index="154" draw:name="Элемент управления 148" draw:style-name="gr1" draw:text-style-name="P1" svg:width="0.549cm" svg:height="0.549cm" svg:x="0.109cm" svg:y="0.595cm" draw:control="control15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начале, мм.</text:p>
          </table:table-cell>
          <table:table-cell table:style-name="ce38" office:value-type="string" calcext:value-type="string">
            <text:p>d_s1</text:p>
          </table:table-cell>
          <table:table-cell table:style-name="ce13">
            <draw:control draw:z-index="110" draw:name="Элемент управления 103" draw:style-name="gr1" draw:text-style-name="P1" svg:width="0.549cm" svg:height="0.549cm" svg:x="0.049cm" svg:y="0.59cm" draw:control="control111"/>
          </table:table-cell>
          <table:table-cell table:style-name="ce13">
            <draw:control draw:z-index="125" draw:name="Элемент управления 118" draw:style-name="gr1" draw:text-style-name="P1" svg:width="0.549cm" svg:height="0.549cm" svg:x="0.069cm" svg:y="0.59cm" draw:control="control126"/>
          </table:table-cell>
          <table:table-cell table:style-name="ce13">
            <draw:control draw:z-index="130" draw:name="Элемент управления 123" draw:style-name="gr1" draw:text-style-name="P1" svg:width="0.549cm" svg:height="0.549cm" svg:x="0.089cm" svg:y="0.59cm" draw:control="control131"/>
          </table:table-cell>
          <table:table-cell table:style-name="ce13">
            <draw:control draw:z-index="149" draw:name="Элемент управления 143" draw:style-name="gr1" draw:text-style-name="P1" svg:width="0.549cm" svg:height="0.549cm" svg:x="0.093cm" svg:y="0.59cm" draw:control="control150"/>
          </table:table-cell>
          <table:table-cell table:style-name="ce13">
            <draw:control draw:z-index="155" draw:name="Элемент управления 149" draw:style-name="gr1" draw:text-style-name="P1" svg:width="0.549cm" svg:height="0.549cm" svg:x="0.097cm" svg:y="0.59cm" draw:control="control156"/>
          </table:table-cell>
          <table:table-cell table:style-name="ce13">
            <draw:control draw:z-index="157" draw:name="Элемент управления 151" draw:style-name="gr1" draw:text-style-name="P1" svg:width="0.549cm" svg:height="0.549cm" svg:x="0.109cm" svg:y="0.59cm" draw:control="control158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Отступ поиска в конце, мм.</text:p>
          </table:table-cell>
          <table:table-cell table:style-name="ce38" office:value-type="string" calcext:value-type="string">
            <text:p>d_s2</text:p>
          </table:table-cell>
          <table:table-cell table:style-name="ce13">
            <draw:control draw:z-index="111" draw:name="Элемент управления 104" draw:style-name="gr1" draw:text-style-name="P1" svg:width="0.549cm" svg:height="0.549cm" svg:x="0.049cm" svg:y="0.585cm" draw:control="control112"/>
          </table:table-cell>
          <table:table-cell table:style-name="ce13">
            <draw:control draw:z-index="124" draw:name="Элемент управления 117" draw:style-name="gr1" draw:text-style-name="P1" svg:width="0.549cm" svg:height="0.549cm" svg:x="0.069cm" svg:y="0.585cm" draw:control="control125"/>
          </table:table-cell>
          <table:table-cell table:style-name="ce13">
            <draw:control draw:z-index="131" draw:name="Элемент управления 124" draw:style-name="gr1" draw:text-style-name="P1" svg:width="0.549cm" svg:height="0.549cm" svg:x="0.089cm" svg:y="0.585cm" draw:control="control132"/>
          </table:table-cell>
          <table:table-cell table:style-name="ce13">
            <draw:control draw:z-index="148" draw:name="Элемент управления 142" draw:style-name="gr1" draw:text-style-name="P1" svg:width="0.549cm" svg:height="0.549cm" svg:x="0.093cm" svg:y="0.585cm" draw:control="control149"/>
          </table:table-cell>
          <table:table-cell table:style-name="ce13">
            <draw:control draw:z-index="158" draw:name="Элемент управления 152" draw:style-name="gr1" draw:text-style-name="P1" svg:width="0.549cm" svg:height="0.549cm" svg:x="0.097cm" svg:y="0.585cm" draw:control="control159"/>
          </table:table-cell>
          <table:table-cell table:style-name="ce13">
            <draw:control draw:z-index="161" draw:name="Элемент управления 155" draw:style-name="gr1" draw:text-style-name="P1" svg:width="0.549cm" svg:height="0.549cm" svg:x="0.109cm" svg:y="0.585cm" draw:control="control162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Перекрытие швов, мм.</text:p>
          </table:table-cell>
          <table:table-cell table:style-name="ce38" office:value-type="string" calcext:value-type="string">
            <text:p>l_overlap</text:p>
          </table:table-cell>
          <table:table-cell table:style-name="ce13">
            <draw:control draw:z-index="112" draw:name="Элемент управления 105" draw:style-name="gr1" draw:text-style-name="P1" svg:width="0.549cm" svg:height="0.549cm" svg:x="0.049cm" svg:y="0.58cm" draw:control="control113"/>
          </table:table-cell>
          <table:table-cell table:style-name="ce13">
            <draw:control draw:z-index="123" draw:name="Элемент управления 116" draw:style-name="gr1" draw:text-style-name="P1" svg:width="0.549cm" svg:height="0.549cm" svg:x="0.069cm" svg:y="0.58cm" draw:control="control124"/>
          </table:table-cell>
          <table:table-cell table:style-name="ce13">
            <draw:control draw:z-index="132" draw:name="Элемент управления 125" draw:style-name="gr1" draw:text-style-name="P1" svg:width="0.549cm" svg:height="0.549cm" svg:x="0.089cm" svg:y="0.58cm" draw:control="control133"/>
          </table:table-cell>
          <table:table-cell table:style-name="ce13">
            <draw:control draw:z-index="147" draw:name="Элемент управления 141" draw:style-name="gr1" draw:text-style-name="P1" svg:width="0.549cm" svg:height="0.549cm" svg:x="0.093cm" svg:y="0.58cm" draw:control="control148"/>
          </table:table-cell>
          <table:table-cell table:style-name="ce13">
            <draw:control draw:z-index="159" draw:name="Элемент управления 153" draw:style-name="gr1" draw:text-style-name="P1" svg:width="0.549cm" svg:height="0.549cm" svg:x="0.097cm" svg:y="0.58cm" draw:control="control160"/>
          </table:table-cell>
          <table:table-cell table:style-name="ce13">
            <draw:control draw:z-index="160" draw:name="Элемент управления 154" draw:style-name="gr1" draw:text-style-name="P1" svg:width="0.549cm" svg:height="0.549cm" svg:x="0.109cm" svg:y="0.58cm" draw:control="control161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начала шва, мм.</text:p>
          </table:table-cell>
          <table:table-cell table:style-name="ce38" office:value-type="string" calcext:value-type="string">
            <text:p>d_t1</text:p>
          </table:table-cell>
          <table:table-cell table:style-name="ce13">
            <draw:control draw:z-index="113" draw:name="Элемент управления 106" draw:style-name="gr1" draw:text-style-name="P1" svg:width="0.549cm" svg:height="0.549cm" svg:x="0.049cm" svg:y="0.575cm" draw:control="control114"/>
          </table:table-cell>
          <table:table-cell table:style-name="ce13">
            <draw:control draw:z-index="122" draw:name="Элемент управления 115" draw:style-name="gr1" draw:text-style-name="P1" svg:width="0.549cm" svg:height="0.549cm" svg:x="0.069cm" svg:y="0.575cm" draw:control="control123"/>
          </table:table-cell>
          <table:table-cell table:style-name="ce13">
            <draw:control draw:z-index="133" draw:name="Элемент управления 126" draw:style-name="gr1" draw:text-style-name="P1" svg:width="0.549cm" svg:height="0.549cm" svg:x="0.089cm" svg:y="0.575cm" draw:control="control134"/>
          </table:table-cell>
          <table:table-cell table:style-name="ce13">
            <draw:control draw:z-index="146" draw:name="Элемент управления 140" draw:style-name="gr1" draw:text-style-name="P1" svg:width="0.549cm" svg:height="0.549cm" svg:x="0.093cm" svg:y="0.575cm" draw:control="control147"/>
          </table:table-cell>
          <table:table-cell table:style-name="ce13">
            <draw:control draw:z-index="162" draw:name="Элемент управления 156" draw:style-name="gr1" draw:text-style-name="P1" svg:width="0.549cm" svg:height="0.549cm" svg:x="0.097cm" svg:y="0.575cm" draw:control="control163"/>
          </table:table-cell>
          <table:table-cell table:style-name="ce13">
            <draw:control draw:z-index="163" draw:name="Элемент управления 157" draw:style-name="gr1" draw:text-style-name="P1" svg:width="0.549cm" svg:height="0.549cm" svg:x="0.109cm" svg:y="0.575cm" draw:control="control164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Технологический отступ конца шва, мм.</text:p>
          </table:table-cell>
          <table:table-cell table:style-name="ce38" office:value-type="string" calcext:value-type="string">
            <text:p>d_t2</text:p>
          </table:table-cell>
          <table:table-cell table:style-name="ce13">
            <draw:control draw:z-index="114" draw:name="Элемент управления 107" draw:style-name="gr1" draw:text-style-name="P1" svg:width="0.549cm" svg:height="0.549cm" svg:x="0.049cm" svg:y="0.57cm" draw:control="control115"/>
          </table:table-cell>
          <table:table-cell table:style-name="ce13">
            <draw:control draw:z-index="121" draw:name="Элемент управления 114" draw:style-name="gr1" draw:text-style-name="P1" svg:width="0.549cm" svg:height="0.549cm" svg:x="0.069cm" svg:y="0.57cm" draw:control="control122"/>
          </table:table-cell>
          <table:table-cell table:style-name="ce13">
            <draw:control draw:z-index="134" draw:name="Элемент управления 127" draw:style-name="gr1" draw:text-style-name="P1" svg:width="0.549cm" svg:height="0.549cm" svg:x="0.089cm" svg:y="0.57cm" draw:control="control135"/>
          </table:table-cell>
          <table:table-cell table:style-name="ce13">
            <draw:control draw:z-index="145" draw:name="Элемент управления 139" draw:style-name="gr1" draw:text-style-name="P1" svg:width="0.549cm" svg:height="0.549cm" svg:x="0.093cm" svg:y="0.57cm" draw:control="control146"/>
          </table:table-cell>
          <table:table-cell table:style-name="ce13">
            <draw:control draw:z-index="167" draw:name="Элемент управления 161" draw:style-name="gr1" draw:text-style-name="P1" svg:width="0.549cm" svg:height="0.549cm" svg:x="0.097cm" svg:y="0.57cm" draw:control="control168"/>
          </table:table-cell>
          <table:table-cell table:style-name="ce13">
            <draw:control draw:z-index="164" draw:name="Элемент управления 158" draw:style-name="gr1" draw:text-style-name="P1" svg:width="0.549cm" svg:height="0.549cm" svg:x="0.109cm" svg:y="0.57cm" draw:control="control165"/>
          </table:table-cell>
          <table:table-cell table:number-columns-repeated="16376"/>
        </table:table-row>
        <table:table-row table:style-name="ro6">
          <table:table-cell table:style-name="ce19" office:value-type="string" calcext:value-type="string">
            <text:p>Дистанция до позиционера для сварки, мм.</text:p>
          </table:table-cell>
          <table:table-cell table:style-name="ce38" office:value-type="string" calcext:value-type="string">
            <text:p>weld_gantry_radius</text:p>
          </table:table-cell>
          <table:table-cell table:style-name="ce13">
            <draw:control draw:z-index="115" draw:name="Элемент управления 108" draw:style-name="gr1" draw:text-style-name="P1" svg:width="0.549cm" svg:height="0.549cm" svg:x="0.049cm" svg:y="0.565cm" draw:control="control116"/>
          </table:table-cell>
          <table:table-cell table:style-name="ce13">
            <draw:control draw:z-index="120" draw:name="Элемент управления 113" draw:style-name="gr1" draw:text-style-name="P1" svg:width="0.549cm" svg:height="0.549cm" svg:x="0.069cm" svg:y="0.565cm" draw:control="control121"/>
          </table:table-cell>
          <table:table-cell table:style-name="ce13">
            <draw:control draw:z-index="135" draw:name="Элемент управления 128" draw:style-name="gr1" draw:text-style-name="P1" svg:width="0.549cm" svg:height="0.549cm" svg:x="0.089cm" svg:y="0.565cm" draw:control="control136"/>
          </table:table-cell>
          <table:table-cell table:style-name="ce13">
            <draw:control draw:z-index="140" draw:name="Элемент управления 133" draw:style-name="gr1" draw:text-style-name="P1" svg:width="0.549cm" svg:height="0.549cm" svg:x="0.093cm" svg:y="0.565cm" draw:control="control141"/>
          </table:table-cell>
          <table:table-cell table:style-name="ce13">
            <draw:control draw:z-index="166" draw:name="Элемент управления 160" draw:style-name="gr1" draw:text-style-name="P1" svg:width="0.549cm" svg:height="0.549cm" svg:x="0.097cm" svg:y="0.565cm" draw:control="control167"/>
          </table:table-cell>
          <table:table-cell table:style-name="ce13">
            <draw:control draw:z-index="165" draw:name="Элемент управления 159" draw:style-name="gr1" draw:text-style-name="P1" svg:width="0.549cm" svg:height="0.549cm" svg:x="0.109cm" svg:y="0.565cm" draw:control="control166"/>
          </table:table-cell>
          <table:table-cell table:number-columns-repeated="16376"/>
        </table:table-row>
        <table:table-row table:style-name="ro7">
          <table:table-cell table:style-name="ce19" office:value-type="string" calcext:value-type="string">
            <text:p>Дистанция до позиционера для поиска, мм.</text:p>
          </table:table-cell>
          <table:table-cell table:style-name="ce38" office:value-type="string" calcext:value-type="string">
            <text:p>search_gantry_radius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28" office:value-type="string" calcext:value-type="string" table:number-columns-spanned="8" table:number-rows-spanned="1">
            <text:p>Сварка</text:p>
          </table:table-cell>
          <table:covered-table-cell table:style-name="ce38"/>
          <table:covered-table-cell table:style-name="ce13">
            <draw:control draw:z-index="116" draw:name="Элемент управления 109" draw:style-name="gr1" draw:text-style-name="P1" svg:width="0.549cm" svg:height="0.549cm" svg:x="0.049cm" svg:y="0.554cm" draw:control="control117"/>
          </table:covered-table-cell>
          <table:covered-table-cell table:style-name="ce13">
            <draw:control draw:z-index="119" draw:name="Элемент управления 112" draw:style-name="gr1" draw:text-style-name="P1" svg:width="0.549cm" svg:height="0.549cm" svg:x="0.069cm" svg:y="0.554cm" draw:control="control120"/>
          </table:covered-table-cell>
          <table:covered-table-cell table:style-name="ce13">
            <draw:control draw:z-index="136" draw:name="Элемент управления 129" draw:style-name="gr1" draw:text-style-name="P1" svg:width="0.549cm" svg:height="0.549cm" svg:x="0.089cm" svg:y="0.554cm" draw:control="control137"/>
          </table:covered-table-cell>
          <table:covered-table-cell table:style-name="ce13">
            <draw:control draw:z-index="139" draw:name="Элемент управления 132" draw:style-name="gr1" draw:text-style-name="P1" svg:width="0.549cm" svg:height="0.549cm" svg:x="0.093cm" svg:y="0.554cm" draw:control="control140"/>
          </table:covered-table-cell>
          <table:covered-table-cell table:style-name="ce13">
            <draw:control draw:z-index="141" draw:name="Элемент управления 135" draw:style-name="gr1" draw:text-style-name="P1" svg:width="0.549cm" svg:height="0.549cm" svg:x="0.097cm" svg:y="0.554cm" draw:control="control142"/>
          </table:covered-table-cell>
          <table:covered-table-cell table:style-name="ce13">
            <draw:control draw:z-index="143" draw:name="Элемент управления 137" draw:style-name="gr1" draw:text-style-name="P1" svg:width="0.549cm" svg:height="0.549cm" svg:x="0.109cm" svg:y="0.554cm" draw:control="control144"/>
          </table:covered-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Скорость сварики, см/м</text:p>
          </table:table-cell>
          <table:table-cell table:style-name="ce38" office:value-type="string" calcext:value-type="string">
            <text:p>velocity</text:p>
          </table:table-cell>
          <table:table-cell table:style-name="ce13">
            <draw:control draw:z-index="117" draw:name="Элемент управления 110" draw:style-name="gr1" draw:text-style-name="P1" svg:width="0.549cm" svg:height="0.549cm" svg:x="0.049cm" svg:y="0.549cm" draw:control="control118"/>
          </table:table-cell>
          <table:table-cell table:style-name="ce13">
            <draw:control draw:z-index="118" draw:name="Элемент управления 111" draw:style-name="gr1" draw:text-style-name="P1" svg:width="0.549cm" svg:height="0.549cm" svg:x="0.069cm" svg:y="0.549cm" draw:control="control119"/>
          </table:table-cell>
          <table:table-cell table:style-name="ce13">
            <draw:control draw:z-index="137" draw:name="Элемент управления 130" draw:style-name="gr1" draw:text-style-name="P1" svg:width="0.549cm" svg:height="0.549cm" svg:x="0.089cm" svg:y="0.549cm" draw:control="control138"/>
          </table:table-cell>
          <table:table-cell table:style-name="ce13">
            <draw:control draw:z-index="138" draw:name="Элемент управления 131" draw:style-name="gr1" draw:text-style-name="P1" svg:width="0.549cm" svg:height="0.549cm" svg:x="0.093cm" svg:y="0.549cm" draw:control="control139"/>
          </table:table-cell>
          <table:table-cell table:style-name="ce13">
            <draw:control draw:z-index="142" draw:name="Элемент управления 136" draw:style-name="gr1" draw:text-style-name="P1" svg:width="0.549cm" svg:height="0.549cm" svg:x="0.097cm" svg:y="0.549cm" draw:control="control143"/>
          </table:table-cell>
          <table:table-cell table:style-name="ce13">
            <draw:control draw:z-index="144" draw:name="Элемент управления 138" draw:style-name="gr1" draw:text-style-name="P1" svg:width="0.549cm" svg:height="0.549cm" svg:x="0.109cm" svg:y="0.549cm" draw:control="control145"/>
          </table:table-cell>
          <table:table-cell table:number-columns-repeated="16376"/>
        </table:table-row>
        <table:table-row table:style-name="ro5">
          <table:table-cell table:style-name="ce19" office:value-type="string" calcext:value-type="string">
            <text:p>Номер сварочной программы</text:p>
          </table:table-cell>
          <table:table-cell table:style-name="ce38" office:value-type="string" calcext:value-type="string">
            <text:p>job</text:p>
          </table:table-cell>
          <table:table-cell table:style-name="ce13" table:number-columns-repeated="6"/>
          <table:table-cell table:number-columns-repeated="16376"/>
        </table:table-row>
        <table:table-row table:style-name="ro5">
          <table:table-cell table:style-name="ce31"/>
          <table:table-cell table:style-name="ce40"/>
          <table:table-cell table:style-name="ce46" table:number-columns-repeated="6"/>
          <table:table-cell table:number-columns-repeated="16376"/>
        </table:table-row>
        <table:table-row table:style-name="ro1">
          <table:table-cell table:style-name="ce32" office:value-type="string" calcext:value-type="string">
            <text:p>Json строка</text:p>
          </table:table-cell>
          <table:table-cell/>
          <table:table-cell table:style-name="ce61" office:value-type="string" calcext:value-type="string" table:number-columns-spanned="2" table:number-rows-spanned="1">
            <text:p>{</text:p>
          </table:table-cell>
          <table:covered-table-cell table:style-name="ce69"/>
          <table:table-cell table:style-name="ce73" office:value-type="string" calcext:value-type="string">
            <text:p>{</text:p>
          </table:table-cell>
          <table:table-cell table:style-name="ce73" office:value-type="string" calcext:value-type="string" table:number-columns-spanned="2" table:number-rows-spanned="1">
            <text:p>{</text:p>
          </table:table-cell>
          <table:covered-table-cell table:style-name="ce81"/>
          <table:table-cell table:style-name="ce73" office:value-type="string" calcext:value-type="string">
            <text:p>{</text:p>
          </table:table-cell>
          <table:table-cell table:number-columns-repeated="16376"/>
        </table:table-row>
        <table:table-row table:style-name="ro8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d_type": "d_rect"/*Тип скоса*/,</text:p>
          </table:table-cell>
          <table:covered-table-cell table:style-name="ce70"/>
          <table:table-cell table:style-name="ce75" office:value-type="string" calcext:value-type="string">
            <text:p>"d_type": "d_rect"/*Тип скоса*/,</text:p>
          </table:table-cell>
          <table:table-cell table:style-name="ce75" office:value-type="string" calcext:value-type="string" table:number-columns-spanned="2" table:number-rows-spanned="1">
            <text:p>"d_type": "d_slope_right"/*Тип скоса*/,</text:p>
          </table:table-cell>
          <table:covered-table-cell table:style-name="ce86"/>
          <table:table-cell table:style-name="ce75" office:value-type="string" calcext:value-type="string">
            <text:p>"d_type": "d_slope_right"/*Тип скоса*/,</text:p>
          </table:table-cell>
          <table:table-cell table:number-columns-repeated="16376"/>
        </table:table-row>
        <table:table-row table:style-name="ro9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l": 120000.0/*Длина настила*/,</text:p>
          </table:table-cell>
          <table:covered-table-cell table:style-name="ce70"/>
          <table:table-cell table:style-name="ce75" office:value-type="string" calcext:value-type="string">
            <text:p>"l": 120000.0/*Длина настила*/,</text:p>
          </table:table-cell>
          <table:table-cell table:style-name="ce75" office:value-type="string" calcext:value-type="string" table:number-columns-spanned="2" table:number-rows-spanned="1">
            <text:p>"l": 120000.0/*Длина настила*/,</text:p>
          </table:table-cell>
          <table:covered-table-cell table:style-name="ce86"/>
          <table:table-cell table:style-name="ce75" office:value-type="string" calcext:value-type="string">
            <text:p>"l": 120000.0/*Длина настила*/,</text:p>
          </table:table-cell>
          <table:table-cell table:number-columns-repeated="16376"/>
        </table:table-row>
        <table:table-row table:style-name="ro10">
          <table:table-cell table:style-name="Default"/>
          <table:table-cell/>
          <table:table-cell table:style-name="ce62" office:value-type="string" calcext:value-type="string" table:number-columns-spanned="2" table:number-rows-spanned="1">
            <text:p>"h": 200.0/*Высота ребра*/,</text:p>
          </table:table-cell>
          <table:covered-table-cell table:style-name="ce70"/>
          <table:table-cell table:style-name="ce75" office:value-type="string" calcext:value-type="string">
            <text:p>"h": 200.0/*Высота ребра*/,</text:p>
          </table:table-cell>
          <table:table-cell table:style-name="ce75" office:value-type="string" calcext:value-type="string" table:number-columns-spanned="2" table:number-rows-spanned="1">
            <text:p>"w": 3200.0/*Ширина настила*/,</text:p>
          </table:table-cell>
          <table:covered-table-cell table:style-name="ce86"/>
          <table:table-cell table:style-name="ce75" office:value-type="string" calcext:value-type="string">
            <text:p>"w": 3200.0/*Ширина настила*/,</text:p>
          </table:table-cell>
          <table:table-cell table:number-columns-repeated="16376"/>
        </table:table-row>
        <table:table-row table:style-name="ro11">
          <table:table-cell table:number-columns-repeated="2"/>
          <table:table-cell table:style-name="ce62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70"/>
          <table:table-cell table:style-name="ce75" office:value-type="string" calcext:value-type="string">
            <text:p>"t_p": 16.0/*Толщина настила*/,</text:p>
          </table:table-cell>
          <table:table-cell table:style-name="ce75" office:value-type="string" calcext:value-type="string" table:number-columns-spanned="2" table:number-rows-spanned="1">
            <text:p>"h": 200.0/*Высота ребра*/,</text:p>
          </table:table-cell>
          <table:covered-table-cell table:style-name="ce86"/>
          <table:table-cell table:style-name="ce75" office:value-type="string" calcext:value-type="string">
            <text:p>"h": 200.0/*Высота ребр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2" office:value-type="string" calcext:value-type="string" table:number-columns-spanned="2" table:number-rows-spanned="1">
            <text:p>"t_r": 16.0/*Толщина рёбер*/,</text:p>
          </table:table-cell>
          <table:covered-table-cell table:style-name="ce70"/>
          <table:table-cell table:style-name="ce75" office:value-type="string" calcext:value-type="string">
            <text:p>"t_r": 16.0/*Толщина рёбер*/,</text:p>
          </table:table-cell>
          <table:table-cell table:style-name="ce75" office:value-type="string" calcext:value-type="string" table:number-columns-spanned="2" table:number-rows-spanned="1">
            <text:p>"t_p": 16.0/*Толщина настила*/,</text:p>
          </table:table-cell>
          <table:covered-table-cell table:style-name="ce86"/>
          <table:table-cell table:style-name="ce75" office:value-type="string" calcext:value-type="string">
            <text:p>"t_p": 16.0/*Толщина настила*/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2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70"/>
          <table:table-cell table:style-name="ce75" office:value-type="string" calcext:value-type="string">
            <text:p>"d_s1": 60.0/*Отступ поиска в начале*/,</text:p>
          </table:table-cell>
          <table:table-cell table:style-name="ce75" office:value-type="string" calcext:value-type="string" table:number-columns-spanned="2" table:number-rows-spanned="1">
            <text:p>"t_r": 16.0/*Толщина рёбер*/,</text:p>
          </table:table-cell>
          <table:covered-table-cell table:style-name="ce86"/>
          <table:table-cell table:style-name="ce75" office:value-type="string" calcext:value-type="string">
            <text:p>"t_r": 16.0/*Толщина рёбер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2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70"/>
          <table:table-cell table:style-name="ce75" office:value-type="string" calcext:value-type="string">
            <text:p>"d_s2": 60.0/*Отступ поиска в конце*/,</text:p>
          </table:table-cell>
          <table:table-cell table:style-name="ce75" office:value-type="string" calcext:value-type="string" table:number-columns-spanned="2" table:number-rows-spanned="1">
            <text:p>"d_s1": 60.0/*Отступ поиска в начале*/,</text:p>
          </table:table-cell>
          <table:covered-table-cell table:style-name="ce86"/>
          <table:table-cell table:style-name="ce75" office:value-type="string" calcext:value-type="string">
            <text:p>"d_s1": 60.0/*Отступ поиска в начале*/,</text:p>
          </table:table-cell>
          <table:table-cell table:number-columns-repeated="16376"/>
        </table:table-row>
        <table:table-row table:style-name="ro14">
          <table:table-cell table:number-columns-repeated="2"/>
          <table:table-cell table:style-name="ce62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70"/>
          <table:table-cell table:style-name="ce75" office:value-type="string" calcext:value-type="string">
            <text:p>"l_overlap": 5.0/*Перекрытие швов*/,</text:p>
          </table:table-cell>
          <table:table-cell table:style-name="ce75" office:value-type="string" calcext:value-type="string" table:number-columns-spanned="2" table:number-rows-spanned="1">
            <text:p>"d_s2": 60.0/*Отступ поиска в конце*/,</text:p>
          </table:table-cell>
          <table:covered-table-cell table:style-name="ce86"/>
          <table:table-cell table:style-name="ce75" office:value-type="string" calcext:value-type="string">
            <text:p>"d_s2": 60.0/*Отступ поиска в конце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70"/>
          <table:table-cell table:style-name="ce75" office:value-type="string" calcext:value-type="string">
            <text:p>"d_t1": 3.0/*Технологический отступ начала шва*/,</text:p>
          </table:table-cell>
          <table:table-cell table:style-name="ce75" office:value-type="string" calcext:value-type="string" table:number-columns-spanned="2" table:number-rows-spanned="1">
            <text:p>"l_overlap": 5.0/*Перекрытие швов*/,</text:p>
          </table:table-cell>
          <table:covered-table-cell table:style-name="ce86"/>
          <table:table-cell table:style-name="ce75" office:value-type="string" calcext:value-type="string">
            <text:p>"l_overlap": 5.0/*Перекрытие швов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70"/>
          <table:table-cell table:style-name="ce75" office:value-type="string" calcext:value-type="string">
            <text:p>"d_t2": 2.0/*Технологический отступ конца шва*/,</text:p>
          </table:table-cell>
          <table:table-cell table:style-name="ce75" office:value-type="string" calcext:value-type="string" table:number-columns-spanned="2" table:number-rows-spanned="1">
            <text:p>"d_t1": 3.0/*Технологический отступ начала шва*/,</text:p>
          </table:table-cell>
          <table:covered-table-cell table:style-name="ce86"/>
          <table:table-cell table:style-name="ce75" office:value-type="string" calcext:value-type="string">
            <text:p>"d_t1": 3.0/*Технологический отступ начала ш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70"/>
          <table:table-cell table:style-name="ce75" office:value-type="string" calcext:value-type="string">
            <text:p>"velocity": 38/*Скорость сварки*/,</text:p>
          </table:table-cell>
          <table:table-cell table:style-name="ce75" office:value-type="string" calcext:value-type="string" table:number-columns-spanned="2" table:number-rows-spanned="1">
            <text:p>"d_t2": 2.0/*Технологический отступ конца шва*/,</text:p>
          </table:table-cell>
          <table:covered-table-cell table:style-name="ce86"/>
          <table:table-cell table:style-name="ce75" office:value-type="string" calcext:value-type="string">
            <text:p>"d_t2": 2.0/*Технологический отступ конца шва*/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62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70"/>
          <table:table-cell table:style-name="ce75" office:value-type="string" calcext:value-type="string">
            <text:p>"job": 1/*Номер сварочной программы*/,</text:p>
          </table:table-cell>
          <table:table-cell table:style-name="ce75" office:value-type="string" calcext:value-type="string" table:number-columns-spanned="2" table:number-rows-spanned="1">
            <text:p>"d_b1": 243.0/*Скос слева*/,</text:p>
          </table:table-cell>
          <table:covered-table-cell table:style-name="ce86"/>
          <table:table-cell table:style-name="ce75" office:value-type="string" calcext:value-type="string">
            <text:p>"d_b1": 243.0/*Скос слева*/,</text:p>
          </table:table-cell>
          <table:table-cell table:number-columns-repeated="16376"/>
        </table:table-row>
        <table:table-row table:style-name="ro13">
          <table:table-cell table:number-columns-repeated="2"/>
          <table:table-cell table:style-name="ce62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70"/>
          <table:table-cell table:style-name="ce75" office:value-type="string" calcext:value-type="string">
            <text:p>"weld_gantry_radius": 1100.0/*Дистанция до позиционера для сварки*/,</text:p>
          </table:table-cell>
          <table:table-cell table:style-name="ce84" office:value-type="string" calcext:value-type="string" table:number-columns-spanned="2" table:number-rows-spanned="1">
            <text:p>"d_b2": 243.0/*Скос справа*/,</text:p>
          </table:table-cell>
          <table:covered-table-cell table:style-name="ce86"/>
          <table:table-cell table:style-name="ce75" office:value-type="string" calcext:value-type="string">
            <text:p>"d_b2": 243.0/*Скос справа*/,</text:p>
          </table:table-cell>
          <table:table-cell table:number-columns-repeated="16376"/>
        </table:table-row>
        <table:table-row table:style-name="ro16">
          <table:table-cell table:number-columns-repeated="2"/>
          <table:table-cell table:style-name="ce62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70"/>
          <table:table-cell table:style-name="ce75" office:value-type="string" calcext:value-type="string">
            <text:p>"search_gantry_radius": 1100.0/*Дистанция до позиционера для поиска*/,</text:p>
          </table:table-cell>
          <table:table-cell table:style-name="ce75" office:value-type="string" calcext:value-type="string" table:number-columns-spanned="2" table:number-rows-spanned="1">
            <text:p>"velocity": 38/*Скорость сварки*/,</text:p>
          </table:table-cell>
          <table:covered-table-cell table:style-name="ce86"/>
          <table:table-cell table:style-name="ce75" office:value-type="string" calcext:value-type="string">
            <text:p>"velocity": 38/*Скорость сварки*/,</text:p>
          </table:table-cell>
          <table:table-cell table:number-columns-repeated="16376"/>
        </table:table-row>
        <table:table-row table:style-name="ro17">
          <table:table-cell table:number-columns-repeated="2"/>
          <table:table-cell table:style-name="ce62" office:value-type="string" calcext:value-type="string" table:number-columns-spanned="2" table:number-rows-spanned="1">
            <text:p>"d_w": [</text:p>
          </table:table-cell>
          <table:covered-table-cell table:style-name="ce70"/>
          <table:table-cell table:style-name="ce75" office:value-type="string" calcext:value-type="string">
            <text:p>"d_w": [</text:p>
          </table:table-cell>
          <table:table-cell table:style-name="ce75" office:value-type="string" calcext:value-type="string" table:number-columns-spanned="2" table:number-rows-spanned="1">
            <text:p>"job": 1/*Номер сварочной программы*/,</text:p>
          </table:table-cell>
          <table:covered-table-cell table:style-name="ce86"/>
          <table:table-cell table:style-name="ce75" office:value-type="string" calcext:value-type="string">
            <text:p>"job": 1/*Номер сварочной программы*/,</text:p>
          </table:table-cell>
          <table:table-cell table:number-columns-repeated="16376"/>
        </table:table-row>
        <table:table-row table:style-name="ro18">
          <table:table-cell table:number-columns-repeated="2"/>
          <table:table-cell table:style-name="ce62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75" office:value-type="string" calcext:value-type="string">
            <text:p><text:s text:c="4"/>{</text:p>
          </table:table-cell>
          <table:table-cell table:style-name="ce75" office:value-type="string" calcext:value-type="string" table:number-columns-spanned="2" table:number-rows-spanned="1">
            <text:p>"weld_gantry_radius": 1100.0/*Дистанция до позиционера для сварки*/,</text:p>
          </table:table-cell>
          <table:covered-table-cell table:style-name="ce86"/>
          <table:table-cell table:style-name="ce75" office:value-type="string" calcext:value-type="string">
            <text:p>"weld_gantry_radius": 1100.0/*Дистанция до позиционера для сварки*/,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62" office:value-type="string" calcext:value-type="string" table:number-columns-spanned="2" table:number-rows-spanned="1">
            <text:p>"d_dis1": 300.0,</text:p>
          </table:table-cell>
          <table:covered-table-cell table:style-name="ce70"/>
          <table:table-cell table:style-name="ce75" office:value-type="string" calcext:value-type="string">
            <text:p>"d_dis1": 300.0,</text:p>
          </table:table-cell>
          <table:table-cell table:style-name="ce75" office:value-type="string" calcext:value-type="string" table:number-columns-spanned="2" table:number-rows-spanned="1">
            <text:p>"search_gantry_radius": 1100.0/*Дистанция до позиционера для поиска*/,</text:p>
          </table:table-cell>
          <table:covered-table-cell table:style-name="ce86"/>
          <table:table-cell table:style-name="ce75" office:value-type="string" calcext:value-type="string">
            <text:p>"search_gantry_radius": 1100.0/*Дистанция до позиционера для поиска*/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d_dis2": 300.0,</text:p>
          </table:table-cell>
          <table:covered-table-cell table:style-name="ce70"/>
          <table:table-cell table:style-name="ce75" office:value-type="string" calcext:value-type="string">
            <text:p>"d_dis2": 222.0,</text:p>
          </table:table-cell>
          <table:table-cell table:style-name="ce85" office:value-type="string" calcext:value-type="string">
            <text:p>"d_w": [</text:p>
          </table:table-cell>
          <table:table-cell table:style-name="ce86"/>
          <table:table-cell table:style-name="ce75" office:value-type="string" calcext:value-type="string">
            <text:p>"d_w": [</text:p>
          </table:table-cell>
          <table:table-cell table:number-columns-repeated="16376"/>
        </table:table-row>
        <table:table-row table:style-name="ro19">
          <table:table-cell table:number-columns-repeated="2"/>
          <table:table-cell table:style-name="ce62" office:value-type="string" calcext:value-type="string" table:number-columns-spanned="2" table:number-rows-spanned="1">
            <text:p>"d_l1": 250.0,</text:p>
          </table:table-cell>
          <table:covered-table-cell table:style-name="ce70"/>
          <table:table-cell table:style-name="ce75" office:value-type="string" calcext:value-type="string">
            <text:p>"d_l1": 250.0,</text:p>
          </table:table-cell>
          <table:table-cell table:style-name="ce85" office:value-type="string" calcext:value-type="string">
            <text:p><text:s text:c="4"/>{</text:p>
          </table:table-cell>
          <table:table-cell table:style-name="ce86"/>
          <table:table-cell table:style-name="ce7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2" office:value-type="string" calcext:value-type="string" table:number-columns-spanned="2" table:number-rows-spanned="1">
            <text:p>"d_l2": 250.0,</text:p>
          </table:table-cell>
          <table:covered-table-cell table:style-name="ce70"/>
          <table:table-cell table:style-name="ce75" office:value-type="string" calcext:value-type="string">
            <text:p>"d_l2": 250.0,</text:p>
          </table:table-cell>
          <table:table-cell table:style-name="ce85" office:value-type="string" calcext:value-type="string">
            <text:p>"d_dis1": 300.0,</text:p>
          </table:table-cell>
          <table:table-cell table:style-name="ce86"/>
          <table:table-cell table:style-name="ce75" office:value-type="string" calcext:value-type="string">
            <text:p>"d_dis1": 222.0,</text:p>
          </table:table-cell>
          <table:table-cell table:number-columns-repeated="16376"/>
        </table:table-row>
        <table:table-row table:style-name="ro20">
          <table:table-cell table:number-columns-repeated="2"/>
          <table:table-cell table:style-name="ce62" office:value-type="string" calcext:value-type="string" table:number-columns-spanned="2" table:number-rows-spanned="1">
            <text:p>"l_r1": 200.0,</text:p>
          </table:table-cell>
          <table:covered-table-cell table:style-name="ce70"/>
          <table:table-cell table:style-name="ce75" office:value-type="string" calcext:value-type="string">
            <text:p>"l_r1": 200.0,</text:p>
          </table:table-cell>
          <table:table-cell table:style-name="ce85" office:value-type="string" calcext:value-type="string">
            <text:p>"d_dis2": 300.0,</text:p>
          </table:table-cell>
          <table:table-cell table:style-name="ce86"/>
          <table:table-cell table:style-name="ce75" office:value-type="string" calcext:value-type="string">
            <text:p>"d_dis2": 300.0,</text:p>
          </table:table-cell>
          <table:table-cell table:number-columns-repeated="16376"/>
        </table:table-row>
        <table:table-row table:style-name="ro3" table:visibility="collapse">
          <table:table-cell table:number-columns-repeated="2"/>
          <table:table-cell table:style-name="ce57" office:value-type="string" calcext:value-type="string">
            <text:p>"l_r2": 200.0</text:p>
          </table:table-cell>
          <table:table-cell table:style-name="ce70"/>
          <table:table-cell table:style-name="ce75" office:value-type="string" calcext:value-type="string">
            <text:p>"l_r2": 200.0</text:p>
          </table:table-cell>
          <table:table-cell table:style-name="ce85" office:value-type="string" calcext:value-type="string">
            <text:p>"d_l1": 250.0,</text:p>
          </table:table-cell>
          <table:table-cell table:style-name="ce86"/>
          <table:table-cell table:style-name="ce75" office:value-type="string" calcext:value-type="string">
            <text:p>"d_l1": 250.0,</text:p>
          </table:table-cell>
          <table:table-cell table:number-columns-repeated="16376"/>
        </table:table-row>
        <table:table-row table:style-name="ro12">
          <table:table-cell table:number-columns-repeated="2"/>
          <table:table-cell table:style-name="ce64" office:value-type="string" calcext:value-type="string" table:number-columns-spanned="2" table:number-rows-spanned="1">
            <text:p><text:s text:c="4"/>},</text:p>
          </table:table-cell>
          <table:covered-table-cell table:style-name="ce70"/>
          <table:table-cell table:style-name="ce75" office:value-type="string" calcext:value-type="string">
            <text:p><text:s text:c="4"/>},</text:p>
          </table:table-cell>
          <table:table-cell table:style-name="ce85" office:value-type="string" calcext:value-type="string">
            <text:p>"d_l2": 250.0,</text:p>
          </table:table-cell>
          <table:table-cell table:style-name="ce86"/>
          <table:table-cell table:style-name="ce7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5" office:value-type="string" calcext:value-type="string" table:number-columns-spanned="2" table:number-rows-spanned="1">
            <text:p><text:s text:c="4"/>{</text:p>
          </table:table-cell>
          <table:covered-table-cell table:style-name="ce70"/>
          <table:table-cell table:style-name="ce75" office:value-type="string" calcext:value-type="string">
            <text:p><text:s text:c="4"/>{</text:p>
          </table:table-cell>
          <table:table-cell table:style-name="ce85" office:value-type="string" calcext:value-type="string">
            <text:p>"l_r1": 200.0,</text:p>
          </table:table-cell>
          <table:table-cell table:style-name="ce86"/>
          <table:table-cell table:style-name="ce75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5" office:value-type="string" calcext:value-type="string" table:number-columns-spanned="2" table:number-rows-spanned="1">
            <text:p>"d_dis1": 600.0,</text:p>
          </table:table-cell>
          <table:covered-table-cell table:style-name="ce70"/>
          <table:table-cell table:style-name="ce75" office:value-type="string" calcext:value-type="string">
            <text:p>"d_dis1": 555.0,</text:p>
          </table:table-cell>
          <table:table-cell table:style-name="ce85" office:value-type="string" calcext:value-type="string">
            <text:p>"l_r2": 200.0</text:p>
          </table:table-cell>
          <table:table-cell table:style-name="ce86"/>
          <table:table-cell table:style-name="ce7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dis2": 600.0,</text:p>
          </table:table-cell>
          <table:covered-table-cell table:style-name="ce70"/>
          <table:table-cell table:style-name="ce75" office:value-type="string" calcext:value-type="string">
            <text:p>"d_dis2": 888.0,</text:p>
          </table:table-cell>
          <table:table-cell table:style-name="ce57" office:value-type="string" calcext:value-type="string">
            <text:p><text:s text:c="4"/>},</text:p>
          </table:table-cell>
          <table:table-cell table:style-name="ce86"/>
          <table:table-cell table:style-name="ce7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l1": 250.0,</text:p>
          </table:table-cell>
          <table:covered-table-cell table:style-name="ce70"/>
          <table:table-cell table:style-name="ce75" office:value-type="string" calcext:value-type="string">
            <text:p>"d_l1": 250.0,</text:p>
          </table:table-cell>
          <table:table-cell table:style-name="ce57" office:value-type="string" calcext:value-type="string">
            <text:p><text:s text:c="4"/>{</text:p>
          </table:table-cell>
          <table:table-cell table:style-name="ce86"/>
          <table:table-cell table:style-name="ce7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l2": 250.0,</text:p>
          </table:table-cell>
          <table:covered-table-cell table:style-name="ce70"/>
          <table:table-cell table:style-name="ce75" office:value-type="string" calcext:value-type="string">
            <text:p>"d_l2": 250.0,</text:p>
          </table:table-cell>
          <table:table-cell table:style-name="ce57" office:value-type="string" calcext:value-type="string">
            <text:p>"d_dis1": 600.0,</text:p>
          </table:table-cell>
          <table:table-cell table:style-name="ce86"/>
          <table:table-cell table:style-name="ce75" office:value-type="string" calcext:value-type="string">
            <text:p>"d_dis1": 555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1": 200.0,</text:p>
          </table:table-cell>
          <table:table-cell table:style-name="ce70"/>
          <table:table-cell table:style-name="ce75" office:value-type="string" calcext:value-type="string">
            <text:p>"l_r1": 200.0,</text:p>
          </table:table-cell>
          <table:table-cell table:style-name="ce57" office:value-type="string" calcext:value-type="string">
            <text:p>"d_dis2": 600.0,</text:p>
          </table:table-cell>
          <table:table-cell table:style-name="ce86"/>
          <table:table-cell table:style-name="ce7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2": 200.0</text:p>
          </table:table-cell>
          <table:table-cell table:style-name="ce70"/>
          <table:table-cell table:style-name="ce75" office:value-type="string" calcext:value-type="string">
            <text:p>"l_r2": 200.0</text:p>
          </table:table-cell>
          <table:table-cell table:style-name="ce57" office:value-type="string" calcext:value-type="string">
            <text:p>"d_l1": 250.0,</text:p>
          </table:table-cell>
          <table:table-cell table:style-name="ce86"/>
          <table:table-cell table:style-name="ce7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},</text:p>
          </table:table-cell>
          <table:table-cell table:style-name="ce70"/>
          <table:table-cell table:style-name="ce75" office:value-type="string" calcext:value-type="string">
            <text:p><text:s text:c="4"/>},</text:p>
          </table:table-cell>
          <table:table-cell table:style-name="ce57" office:value-type="string" calcext:value-type="string">
            <text:p>"d_l2": 250.0,</text:p>
          </table:table-cell>
          <table:table-cell table:style-name="ce86"/>
          <table:table-cell table:style-name="ce7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{</text:p>
          </table:table-cell>
          <table:table-cell table:style-name="ce70"/>
          <table:table-cell table:style-name="ce75" office:value-type="string" calcext:value-type="string">
            <text:p><text:s text:c="4"/>{</text:p>
          </table:table-cell>
          <table:table-cell table:style-name="ce57" office:value-type="string" calcext:value-type="string">
            <text:p>"l_r1": 200.0,</text:p>
          </table:table-cell>
          <table:table-cell table:style-name="ce86"/>
          <table:table-cell table:style-name="ce75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dis1": 600.0,</text:p>
          </table:table-cell>
          <table:table-cell table:style-name="ce70"/>
          <table:table-cell table:style-name="ce75" office:value-type="string" calcext:value-type="string">
            <text:p>"d_dis1": 600.0,</text:p>
          </table:table-cell>
          <table:table-cell table:style-name="ce57" office:value-type="string" calcext:value-type="string">
            <text:p>"l_r2": 200.0</text:p>
          </table:table-cell>
          <table:table-cell table:style-name="ce86"/>
          <table:table-cell table:style-name="ce7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dis2": 600.0,</text:p>
          </table:table-cell>
          <table:table-cell table:style-name="ce70"/>
          <table:table-cell table:style-name="ce75" office:value-type="string" calcext:value-type="string">
            <text:p>"d_dis2": 600.0,</text:p>
          </table:table-cell>
          <table:table-cell table:style-name="ce57" office:value-type="string" calcext:value-type="string">
            <text:p><text:s text:c="4"/>},</text:p>
          </table:table-cell>
          <table:table-cell table:style-name="ce86"/>
          <table:table-cell table:style-name="ce7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l1": 250.0,</text:p>
          </table:table-cell>
          <table:table-cell table:style-name="ce70"/>
          <table:table-cell table:style-name="ce75" office:value-type="string" calcext:value-type="string">
            <text:p>"d_l1": 250.0,</text:p>
          </table:table-cell>
          <table:table-cell table:style-name="ce57" office:value-type="string" calcext:value-type="string">
            <text:p><text:s text:c="4"/>{</text:p>
          </table:table-cell>
          <table:table-cell table:style-name="ce86"/>
          <table:table-cell table:style-name="ce7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l2": 250.0,</text:p>
          </table:table-cell>
          <table:table-cell table:style-name="ce70"/>
          <table:table-cell table:style-name="ce75" office:value-type="string" calcext:value-type="string">
            <text:p>"d_l2": 250.0,</text:p>
          </table:table-cell>
          <table:table-cell table:style-name="ce57" office:value-type="string" calcext:value-type="string">
            <text:p>"d_dis1": 600.0,</text:p>
          </table:table-cell>
          <table:table-cell table:style-name="ce86"/>
          <table:table-cell table:style-name="ce75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1": 200.0,</text:p>
          </table:table-cell>
          <table:table-cell table:style-name="ce70"/>
          <table:table-cell table:style-name="ce75" office:value-type="string" calcext:value-type="string">
            <text:p>"l_r1": 200.0,</text:p>
          </table:table-cell>
          <table:table-cell table:style-name="ce57" office:value-type="string" calcext:value-type="string">
            <text:p>"d_dis2": 600.0,</text:p>
          </table:table-cell>
          <table:table-cell table:style-name="ce86"/>
          <table:table-cell table:style-name="ce7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2": 200.0</text:p>
          </table:table-cell>
          <table:table-cell table:style-name="ce70"/>
          <table:table-cell table:style-name="ce75" office:value-type="string" calcext:value-type="string">
            <text:p>"l_r2": 200.0</text:p>
          </table:table-cell>
          <table:table-cell table:style-name="ce57" office:value-type="string" calcext:value-type="string">
            <text:p>"d_l1": 250.0,</text:p>
          </table:table-cell>
          <table:table-cell table:style-name="ce86"/>
          <table:table-cell table:style-name="ce7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},</text:p>
          </table:table-cell>
          <table:table-cell table:style-name="ce70"/>
          <table:table-cell table:style-name="ce75" office:value-type="string" calcext:value-type="string">
            <text:p><text:s text:c="4"/>},</text:p>
          </table:table-cell>
          <table:table-cell table:style-name="ce57" office:value-type="string" calcext:value-type="string">
            <text:p>"d_l2": 250.0,</text:p>
          </table:table-cell>
          <table:table-cell table:style-name="ce86"/>
          <table:table-cell table:style-name="ce7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{</text:p>
          </table:table-cell>
          <table:table-cell table:style-name="ce70"/>
          <table:table-cell table:style-name="ce75" office:value-type="string" calcext:value-type="string">
            <text:p><text:s text:c="4"/>{</text:p>
          </table:table-cell>
          <table:table-cell table:style-name="ce57" office:value-type="string" calcext:value-type="string">
            <text:p>"l_r1": 200.0,</text:p>
          </table:table-cell>
          <table:table-cell table:style-name="ce86"/>
          <table:table-cell table:style-name="ce75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dis1": 600.0,</text:p>
          </table:table-cell>
          <table:table-cell table:style-name="ce70"/>
          <table:table-cell table:style-name="ce75" office:value-type="string" calcext:value-type="string">
            <text:p>"d_dis1": 600.0,</text:p>
          </table:table-cell>
          <table:table-cell table:style-name="ce57" office:value-type="string" calcext:value-type="string">
            <text:p>"l_r2": 200.0</text:p>
          </table:table-cell>
          <table:table-cell table:style-name="ce86"/>
          <table:table-cell table:style-name="ce7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dis2": 600.0,</text:p>
          </table:table-cell>
          <table:table-cell table:style-name="ce70"/>
          <table:table-cell table:style-name="ce75" office:value-type="string" calcext:value-type="string">
            <text:p>"d_dis2": 600.0,</text:p>
          </table:table-cell>
          <table:table-cell table:style-name="ce57" office:value-type="string" calcext:value-type="string">
            <text:p><text:s text:c="4"/>},</text:p>
          </table:table-cell>
          <table:table-cell table:style-name="ce86"/>
          <table:table-cell table:style-name="ce7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l1": 250.0,</text:p>
          </table:table-cell>
          <table:table-cell table:style-name="ce70"/>
          <table:table-cell table:style-name="ce75" office:value-type="string" calcext:value-type="string">
            <text:p>"d_l1": 250.0,</text:p>
          </table:table-cell>
          <table:table-cell table:style-name="ce57" office:value-type="string" calcext:value-type="string">
            <text:p><text:s text:c="4"/>{</text:p>
          </table:table-cell>
          <table:table-cell table:style-name="ce86"/>
          <table:table-cell table:style-name="ce7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l2": 250.0,</text:p>
          </table:table-cell>
          <table:table-cell table:style-name="ce70"/>
          <table:table-cell table:style-name="ce75" office:value-type="string" calcext:value-type="string">
            <text:p>"d_l2": 250.0,</text:p>
          </table:table-cell>
          <table:table-cell table:style-name="ce57" office:value-type="string" calcext:value-type="string">
            <text:p>"d_dis1": 600.0,</text:p>
          </table:table-cell>
          <table:table-cell table:style-name="ce86"/>
          <table:table-cell table:style-name="ce75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1": 200.0,</text:p>
          </table:table-cell>
          <table:table-cell table:style-name="ce70"/>
          <table:table-cell table:style-name="ce75" office:value-type="string" calcext:value-type="string">
            <text:p>"l_r1": 200.0,</text:p>
          </table:table-cell>
          <table:table-cell table:style-name="ce57" office:value-type="string" calcext:value-type="string">
            <text:p>"d_dis2": 600.0,</text:p>
          </table:table-cell>
          <table:table-cell table:style-name="ce86"/>
          <table:table-cell table:style-name="ce7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2": 200.0</text:p>
          </table:table-cell>
          <table:table-cell table:style-name="ce70"/>
          <table:table-cell table:style-name="ce75" office:value-type="string" calcext:value-type="string">
            <text:p>"l_r2": 200.0</text:p>
          </table:table-cell>
          <table:table-cell table:style-name="ce57" office:value-type="string" calcext:value-type="string">
            <text:p>"d_l1": 250.0,</text:p>
          </table:table-cell>
          <table:table-cell table:style-name="ce86"/>
          <table:table-cell table:style-name="ce7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},</text:p>
          </table:table-cell>
          <table:table-cell table:style-name="ce71"/>
          <table:table-cell table:style-name="ce75" office:value-type="string" calcext:value-type="string">
            <text:p><text:s text:c="4"/>},</text:p>
          </table:table-cell>
          <table:table-cell table:style-name="ce57" office:value-type="string" calcext:value-type="string">
            <text:p>"d_l2": 250.0,</text:p>
          </table:table-cell>
          <table:table-cell table:style-name="ce86"/>
          <table:table-cell table:style-name="ce75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{</text:p>
          </table:table-cell>
          <table:table-cell table:style-name="ce71"/>
          <table:table-cell table:style-name="ce75" office:value-type="string" calcext:value-type="string">
            <text:p><text:s text:c="4"/>{</text:p>
          </table:table-cell>
          <table:table-cell table:style-name="ce57" office:value-type="string" calcext:value-type="string">
            <text:p>"l_r1": 200.0,</text:p>
          </table:table-cell>
          <table:table-cell table:style-name="ce86"/>
          <table:table-cell table:style-name="ce75" office:value-type="string" calcext:value-type="string">
            <text:p>"l_r1": 2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d_dis1": 600.0,</text:p>
          </table:table-cell>
          <table:table-cell table:style-name="ce71"/>
          <table:table-cell table:style-name="ce75" office:value-type="string" calcext:value-type="string">
            <text:p>"d_dis1": 600.0,</text:p>
          </table:table-cell>
          <table:table-cell table:style-name="ce57" office:value-type="string" calcext:value-type="string">
            <text:p>"l_r2": 200.0</text:p>
          </table:table-cell>
          <table:table-cell table:style-name="ce86"/>
          <table:table-cell table:style-name="ce75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dis2": 600.0,</text:p>
          </table:table-cell>
          <table:covered-table-cell table:style-name="ce71"/>
          <table:table-cell table:style-name="ce75" office:value-type="string" calcext:value-type="string">
            <text:p>"d_dis2": 600.0,</text:p>
          </table:table-cell>
          <table:table-cell table:style-name="ce57" office:value-type="string" calcext:value-type="string">
            <text:p><text:s text:c="4"/>},</text:p>
          </table:table-cell>
          <table:table-cell table:style-name="ce71"/>
          <table:table-cell table:style-name="ce75" office:value-type="string" calcext:value-type="string">
            <text:p><text:s text:c="4"/>}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l1": 250.0,</text:p>
          </table:table-cell>
          <table:covered-table-cell table:style-name="ce71"/>
          <table:table-cell table:style-name="ce75" office:value-type="string" calcext:value-type="string">
            <text:p>"d_l1": 250.0,</text:p>
          </table:table-cell>
          <table:table-cell table:style-name="ce57" office:value-type="string" calcext:value-type="string">
            <text:p><text:s text:c="4"/>{</text:p>
          </table:table-cell>
          <table:table-cell table:style-name="ce71"/>
          <table:table-cell table:style-name="ce75" office:value-type="string" calcext:value-type="string">
            <text:p><text:s text:c="4"/>{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d_l2": 250.0,</text:p>
          </table:table-cell>
          <table:covered-table-cell table:style-name="ce71"/>
          <table:table-cell table:style-name="ce49" office:value-type="string" calcext:value-type="string">
            <text:p>"d_l2": 250.0,</text:p>
          </table:table-cell>
          <table:table-cell table:style-name="ce57" office:value-type="string" calcext:value-type="string">
            <text:p>"d_dis1": 600.0,</text:p>
          </table:table-cell>
          <table:table-cell table:style-name="ce71"/>
          <table:table-cell table:style-name="ce75" office:value-type="string" calcext:value-type="string">
            <text:p>"d_dis1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0" office:value-type="string" calcext:value-type="string" table:number-columns-spanned="2" table:number-rows-spanned="1">
            <text:p>"l_r1": 200.0,</text:p>
          </table:table-cell>
          <table:covered-table-cell table:style-name="ce71"/>
          <table:table-cell table:style-name="ce49" office:value-type="string" calcext:value-type="string">
            <text:p>"l_r1": 200.0,</text:p>
          </table:table-cell>
          <table:table-cell table:style-name="ce57" office:value-type="string" calcext:value-type="string">
            <text:p>"d_dis2": 600.0,</text:p>
          </table:table-cell>
          <table:table-cell table:style-name="ce71"/>
          <table:table-cell table:style-name="ce75" office:value-type="string" calcext:value-type="string">
            <text:p>"d_dis2": 60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"l_r2": 200.0</text:p>
          </table:table-cell>
          <table:table-cell table:style-name="ce71"/>
          <table:table-cell table:style-name="ce49" office:value-type="string" calcext:value-type="string">
            <text:p>"l_r2": 200.0</text:p>
          </table:table-cell>
          <table:table-cell table:style-name="ce57" office:value-type="string" calcext:value-type="string">
            <text:p>"d_l1": 250.0,</text:p>
          </table:table-cell>
          <table:table-cell table:style-name="ce71"/>
          <table:table-cell table:style-name="ce75" office:value-type="string" calcext:value-type="string">
            <text:p>"d_l1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4"/>}</text:p>
          </table:table-cell>
          <table:table-cell table:style-name="ce71"/>
          <table:table-cell table:style-name="ce49" office:value-type="string" calcext:value-type="string">
            <text:p><text:s text:c="4"/>}</text:p>
          </table:table-cell>
          <table:table-cell table:style-name="ce60" office:value-type="string" calcext:value-type="string" table:number-columns-spanned="2" table:number-rows-spanned="1">
            <text:p>"d_l2": 250.0,</text:p>
          </table:table-cell>
          <table:covered-table-cell table:style-name="ce71"/>
          <table:table-cell table:style-name="ce49" office:value-type="string" calcext:value-type="string">
            <text:p>"d_l2": 250.0,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57" office:value-type="string" calcext:value-type="string">
            <text:p><text:s text:c="2"/>],</text:p>
          </table:table-cell>
          <table:table-cell table:style-name="ce71"/>
          <table:table-cell table:style-name="ce49" office:value-type="string" calcext:value-type="string">
            <text:p><text:s text:c="2"/>],</text:p>
          </table:table-cell>
          <table:table-cell table:style-name="ce60" office:value-type="string" calcext:value-type="string" table:number-columns-spanned="2" table:number-rows-spanned="1">
            <text:p>"l_r1": 200.0,</text:p>
          </table:table-cell>
          <table:covered-table-cell table:style-name="ce71"/>
          <table:table-cell table:style-name="ce49" office:value-type="string" calcext:value-type="string">
            <text:p>"l_r1": 200.0,</text:p>
          </table:table-cell>
          <table:table-cell table:number-columns-repeated="16376"/>
        </table:table-row>
        <table:table-row table:style-name="ro15">
          <table:table-cell table:number-columns-repeated="2"/>
          <table:table-cell table:style-name="ce57" office:value-type="string" calcext:value-type="string">
            <text:p>"edge_count": 5/*Кол-во рёбер*/</text:p>
          </table:table-cell>
          <table:table-cell table:style-name="ce71"/>
          <table:table-cell table:style-name="ce49" office:value-type="string" calcext:value-type="string">
            <text:p>"edge_count": 5/*Кол-во рёбер*/</text:p>
          </table:table-cell>
          <table:table-cell table:style-name="ce57" office:value-type="string" calcext:value-type="string">
            <text:p>"l_r2": 200.0</text:p>
          </table:table-cell>
          <table:table-cell table:style-name="ce71"/>
          <table:table-cell table:style-name="ce49" office:value-type="string" calcext:value-type="string">
            <text:p>"l_r2": 200.0</text:p>
          </table:table-cell>
          <table:table-cell table:number-columns-repeated="16376"/>
        </table:table-row>
        <table:table-row table:style-name="ro3">
          <table:table-cell table:number-columns-repeated="2"/>
          <table:table-cell table:style-name="ce63" office:value-type="string" calcext:value-type="string">
            <text:p>}</text:p>
          </table:table-cell>
          <table:table-cell table:style-name="ce74"/>
          <table:table-cell table:style-name="ce76" office:value-type="string" calcext:value-type="string">
            <text:p>}</text:p>
          </table:table-cell>
          <table:table-cell table:style-name="ce57" office:value-type="string" calcext:value-type="string">
            <text:p><text:s text:c="4"/>}</text:p>
          </table:table-cell>
          <table:table-cell table:style-name="ce71"/>
          <table:table-cell table:style-name="ce49" office:value-type="string" calcext:value-type="string">
            <text:p><text:s text:c="4"/>}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57" office:value-type="string" calcext:value-type="string">
            <text:p><text:s text:c="2"/>],</text:p>
          </table:table-cell>
          <table:table-cell table:style-name="ce71"/>
          <table:table-cell table:style-name="ce49" office:value-type="string" calcext:value-type="string">
            <text:p><text:s text:c="2"/>],</text:p>
          </table:table-cell>
          <table:table-cell table:number-columns-repeated="16376"/>
        </table:table-row>
        <table:table-row table:style-name="ro15">
          <table:table-cell table:number-columns-repeated="5"/>
          <table:table-cell table:style-name="ce57" office:value-type="string" calcext:value-type="string">
            <text:p>"edge_count": 5/*Кол-во рёбер*/</text:p>
          </table:table-cell>
          <table:table-cell table:style-name="ce71"/>
          <table:table-cell table:style-name="ce49" office:value-type="string" calcext:value-type="string">
            <text:p>"edge_count": 5/*Кол-во рёбер*/</text:p>
          </table:table-cell>
          <table:table-cell table:number-columns-repeated="16376"/>
        </table:table-row>
        <table:table-row table:style-name="ro3">
          <table:table-cell table:number-columns-repeated="5"/>
          <table:table-cell table:style-name="ce63" office:value-type="string" calcext:value-type="string">
            <text:p>}</text:p>
          </table:table-cell>
          <table:table-cell table:style-name="ce74"/>
          <table:table-cell table:style-name="ce76" office:value-type="string" calcext:value-type="string">
            <text:p>}</text:p>
          </table:table-cell>
          <table:table-cell table:number-columns-repeated="16376"/>
        </table:table-row>
        <table:table-row table:style-name="ro3" table:number-rows-repeated="1048478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onsolas" svg:font-family="Consola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8">00.00.0000</text:date>, <text:time style:data-style-name="N2" text:time-value="08:06:43.982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8T14:44:15.806000000</meta:creation-date>
    <dc:date>2024-10-28T08:31:49.303000000</dc:date>
    <meta:editing-duration>P1DT2H8M4S</meta:editing-duration>
    <meta:editing-cycles>20</meta:editing-cycles>
    <meta:generator>LibreOffice/7.6.5.2$Windows_X86_64 LibreOffice_project/38d5f62f85355c192ef5f1dd47c5c0c0c6d6598b</meta:generator>
    <meta:document-statistic meta:table-count="1" meta:cell-count="313" meta:object-count="168"/>
  </office:meta>
</office:document-meta>
</file>